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AB6862D59EF3F3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5.15cm" fo:min-width="18.5cm"/>
    </style:style>
    <style:style style:name="gr2" style:family="graphic" style:parent-style-name="standard">
      <style:graphic-properties draw:stroke="none" svg:stroke-color="#3465a4" draw:fill="solid" draw:fill-color="#aa55a1" draw:textarea-horizontal-align="justify" draw:textarea-vertical-align="middle" draw:auto-grow-height="false" fo:min-height="11.75cm" fo:min-width="4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808080" draw:textarea-horizontal-align="justify" draw:textarea-vertical-align="middle" draw:auto-grow-height="false" fo:min-height="13.55cm" fo:min-width="11.5cm"/>
    </style:style>
    <style:style style:name="gr5" style:family="graphic" style:parent-style-name="standard">
      <style:graphic-properties draw:stroke="none" svg:stroke-color="#3465a4" draw:fill="solid" draw:fill-color="#820f71" draw:textarea-horizontal-align="justify" draw:textarea-vertical-align="middle" draw:auto-grow-height="false" fo:min-height="11.75cm" fo:min-width="4.5cm"/>
    </style:style>
    <style:style style:name="gr6" style:family="graphic" style:parent-style-name="standard">
      <style:graphic-properties draw:stroke="none" svg:stroke-color="#3465a4" draw:fill="solid" draw:fill-color="#390a5d" draw:textarea-horizontal-align="justify" draw:textarea-vertical-align="middle" draw:auto-grow-height="false" fo:min-height="11.75cm" fo:min-width="4.5cm"/>
    </style:style>
    <style:style style:name="gr7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0.55cm" fo:min-width="4.3cm" fo:padding-top="0.175cm" fo:padding-bottom="0.175cm" fo:padding-left="0.3cm" fo:padding-right="0.3cm"/>
    </style:style>
    <style:style style:name="gr8" style:family="graphic" style:parent-style-name="standard" style:list-style-name="L1">
      <style:graphic-properties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65cm" fo:min-width="2.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87d1d1" draw:textarea-horizontal-align="justify" draw:textarea-vertical-align="middle" draw:auto-grow-height="false" fo:min-height="15.15cm" fo:min-width="6.7cm"/>
    </style:style>
    <style:style style:name="gr10" style:family="graphic" style:parent-style-name="standard" style:list-style-name="L1">
      <style:graphic-properties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65cm" fo:min-width="2.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3465a4" draw:fill="solid" draw:fill-color="#009598" draw:textarea-horizontal-align="justify" draw:textarea-vertical-align="middle" draw:auto-grow-height="false" fo:min-height="11.45cm" fo:min-width="4.5cm"/>
    </style:style>
    <style:style style:name="gr12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0.55cm" fo:min-width="5.175cm" fo:padding-top="0.175cm" fo:padding-bottom="0.175cm" fo:padding-left="0.3cm" fo:padding-right="0.3cm"/>
    </style:style>
    <style:style style:name="gr13" style:family="graphic" style:parent-style-name="standard" style:list-style-name="L1">
      <style:graphic-properties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65cm" fo:min-width="2.8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45cm" fo:min-width="17.798cm" fo:padding-top="0.175cm" fo:padding-bottom="0.175cm" fo:padding-left="0.3cm" fo:padding-right="0.3cm"/>
    </style:style>
    <style:style style:name="gr15" style:family="graphic" style:parent-style-name="standard" style:list-style-name="L1">
      <style:graphic-properties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65cm" fo:min-width="2.8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3465a4" draw:fill="solid" draw:fill-color="#009598" draw:textarea-horizontal-align="justify" draw:textarea-vertical-align="middle" draw:auto-grow-height="false" fo:min-height="5.05cm" fo:min-width="4.5cm"/>
    </style:style>
    <style:style style:name="gr17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45cm" fo:min-width="5cm" fo:padding-top="0.175cm" fo:padding-bottom="0.175cm" fo:padding-left="0.3cm" fo:padding-right="0.3cm"/>
    </style:style>
    <style:style style:name="gr18" style:family="graphic" style:parent-style-name="standard" style:list-style-name="L1">
      <style:graphic-properties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65cm" fo:min-width="2.8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45cm" fo:min-width="6.699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45cm" fo:min-width="8.4cm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0.55cm" fo:min-width="3.075cm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0.55cm" fo:min-width="3.6cm" fo:padding-top="0.175cm" fo:padding-bottom="0.175cm" fo:padding-left="0.3cm" fo:padding-right="0.3cm"/>
    </style:style>
    <style:style style:name="gr23" style:family="graphic" style:parent-style-name="standard" style:list-style-name="L1">
      <style:graphic-properties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65cm" fo:min-width="2.8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3465a4" draw:fill="solid" draw:fill-color="#009598" draw:textarea-horizontal-align="justify" draw:textarea-vertical-align="middle" draw:auto-grow-height="false" fo:min-height="7.25cm" fo:min-width="4.5cm"/>
    </style:style>
    <style:style style:name="gr25" style:family="graphic" style:parent-style-name="standard">
      <style:graphic-properties draw:stroke="none" svg:stroke-color="#3465a4" draw:fill="solid" draw:fill-color="#009598" draw:textarea-horizontal-align="justify" draw:textarea-vertical-align="middle" draw:auto-grow-height="false" fo:min-height="3.45cm" fo:min-width="4.5cm"/>
    </style:style>
    <style:style style:name="gr26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45cm" fo:min-width="3.726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0.55cm" fo:min-width="3.167cm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45cm" fo:min-width="10.2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45cm" fo:min-width="16.59cm" fo:padding-top="0.175cm" fo:padding-bottom="0.175cm" fo:padding-left="0.3cm" fo:padding-right="0.3cm"/>
    </style:style>
    <style:style style:name="gr30" style:family="graphic" style:parent-style-name="standard" style:list-style-name="L1">
      <style:graphic-properties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65cm" fo:min-width="2.8cm" fo:padding-top="0.175cm" fo:padding-bottom="0.175cm" fo:padding-left="0.3cm" fo:padding-right="0.3cm"/>
    </style:style>
    <style:style style:name="gr31" style:family="graphic" style:parent-style-name="standard" style:list-style-name="L1">
      <style:graphic-properties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65cm" fo:min-width="2.8cm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0.55cm" fo:min-width="6.05cm" fo:padding-top="0.175cm" fo:padding-bottom="0.175cm" fo:padding-left="0.3cm" fo:padding-right="0.3cm"/>
    </style:style>
    <style:style style:name="gr33" style:family="graphic" style:parent-style-name="standard">
      <style:graphic-properties draw:stroke="solid" svg:stroke-width="0.1cm" svg:stroke-color="#ffffff" draw:marker-start-width="0.5cm" draw:marker-end-width="0.5cm" draw:fill="solid" draw:fill-color="#666666" draw:textarea-horizontal-align="justify" draw:textarea-vertical-align="middle" draw:auto-grow-height="false" fo:min-height="1.45cm" fo:min-width="16.8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4.75cm" fo:min-width="15.6cm"/>
    </style:style>
    <style:style style:name="gr35" style:family="graphic" style:parent-style-name="objectwithoutfill">
      <style:graphic-properties svg:stroke-color="#000000" draw:marker-end="" draw:fill="none" draw:textarea-vertical-align="middle"/>
    </style:style>
    <style:style style:name="gr3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5cm" fo:min-width="3.801cm"/>
    </style:style>
    <style:style style:name="gr3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5cm" fo:min-width="3.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267cm" fo:min-width="9.93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2" style:family="graphic" style:parent-style-name="standard">
      <style:graphic-properties draw:stroke="none" svg:stroke-width="0.1cm" svg:stroke-color="#ffffff" draw:marker-start-width="0.5cm" draw:marker-end-width="0.5cm" draw:fill="solid" draw:fill-color="#0066b3" draw:textarea-horizontal-align="justify" draw:textarea-vertical-align="middle" draw:auto-grow-height="false" fo:min-height="0.298cm" fo:min-width="3.964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width="0.1cm" svg:stroke-color="#ffffff" draw:marker-start-width="0.5cm" draw:marker-end-width="0.5cm" draw:fill="solid" draw:fill-color="#0066b3" draw:textarea-horizontal-align="justify" draw:textarea-vertical-align="middle" draw:auto-grow-height="false" fo:min-height="0.297cm" fo:min-width="3.964cm" fo:padding-top="0.175cm" fo:padding-bottom="0.175cm" fo:padding-left="0.3cm" fo:padding-right="0.3cm"/>
    </style:style>
    <style:style style:name="gr44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83cm" fo:min-width="9.391cm"/>
    </style:style>
    <style:style style:name="gr45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9cm" fo:min-width="4.238cm"/>
    </style:style>
    <style:style style:name="gr46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6cm" fo:min-width="4.702cm"/>
    </style:style>
    <style:style style:name="gr47" style:family="graphic" style:parent-style-name="standard">
      <style:graphic-properties draw:stroke="none" svg:stroke-color="#3465a4" draw:fill="bitmap" draw:fill-color="#b2b2b2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4.75cm" fo:min-width="9.6cm"/>
    </style:style>
    <style:style style:name="gr48" style:family="graphic" style:parent-style-name="standard">
      <style:graphic-properties draw:stroke="none" svg:stroke-width="0.1cm" svg:stroke-color="#ffffff" draw:marker-start-width="0.5cm" draw:marker-end-width="0.5cm" draw:fill="solid" draw:fill-color="#0066b3" draw:textarea-horizontal-align="justify" draw:textarea-vertical-align="middle" draw:auto-grow-height="false" fo:min-height="0.298cm" fo:min-width="3.963cm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51cm" fo:min-width="14.628cm"/>
    </style:style>
    <style:style style:name="gr50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82cm" fo:min-width="9.392cm"/>
    </style:style>
    <style:style style:name="gr51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29cm" fo:min-width="4.239cm"/>
    </style:style>
    <style:style style:name="gr52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52cm" fo:min-width="14.628cm"/>
    </style:style>
    <style:style style:name="gr53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68cm" fo:min-width="4.064cm"/>
    </style:style>
    <style:style style:name="gr54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26cm" fo:min-width="3.883cm"/>
    </style:style>
    <style:style style:name="gr55" style:family="graphic" style:parent-style-name="standard">
      <style:graphic-properties draw:stroke="none" draw:fill="none" fo:min-height="0.666cm"/>
    </style:style>
    <style:style style:name="gr56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26cm" fo:min-width="3.883cm"/>
    </style:style>
    <style:style style:name="gr57" style:family="graphic" style:parent-style-name="standard">
      <style:graphic-properties draw:stroke="none" draw:fill="none" fo:min-height="0.667cm"/>
    </style:style>
    <style:style style:name="gr58" style:family="graphic" style:parent-style-name="standard">
      <style:graphic-properties draw:stroke="none" draw:fill="solid" draw:fill-color="#ba131a" draw:textarea-horizontal-align="justify" draw:textarea-vertical-align="middle" draw:auto-grow-height="false" fo:min-height="0.383cm" fo:min-width="9.392cm"/>
    </style:style>
    <style:style style:name="gr59" style:family="graphic" style:parent-style-name="standard">
      <style:graphic-properties draw:stroke="none" draw:fill="solid" draw:fill-color="#ba131a" draw:textarea-horizontal-align="justify" draw:textarea-vertical-align="middle" draw:auto-grow-height="false" fo:min-height="0.328cm" fo:min-width="4.239cm"/>
    </style:style>
    <style:style style:name="gr60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6cm" fo:min-width="1.38cm"/>
    </style:style>
    <style:style style:name="gr61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443cm" fo:min-width="9.9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b2b2b2"/>
      <style:paragraph-properties fo:text-align="center"/>
      <style:text-properties fo:color="#ffffff" fo:font-size="26pt" fo:font-weight="bold" style:font-size-asian="26pt" style:font-size-complex="26pt"/>
    </style:style>
    <style:style style:name="P4" style:family="paragraph">
      <loext:graphic-properties draw:fill="solid" draw:fill-color="#aa55a1"/>
      <style:paragraph-properties fo:text-align="center"/>
      <style:text-properties fo:color="#ffffff" fo:font-size="26pt" fo:font-weight="bold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808080"/>
      <style:paragraph-properties fo:text-align="center"/>
      <style:text-properties fo:color="#ffffff" fo:font-size="26pt" fo:font-weight="bold" style:font-size-asian="26pt" style:font-size-complex="26pt"/>
    </style:style>
    <style:style style:name="P7" style:family="paragraph">
      <loext:graphic-properties draw:fill="solid" draw:fill-color="#820f71"/>
      <style:paragraph-properties fo:text-align="center"/>
      <style:text-properties fo:color="#ffffff" fo:font-size="26pt" fo:font-weight="bold" style:font-size-asian="26pt" style:font-size-complex="26pt"/>
    </style:style>
    <style:style style:name="P8" style:family="paragraph">
      <loext:graphic-properties draw:fill="solid" draw:fill-color="#390a5d"/>
      <style:paragraph-properties fo:text-align="center"/>
      <style:text-properties fo:color="#ffffff" fo:font-size="26pt" fo:font-weight="bold" style:font-size-asian="26pt" style:font-size-complex="26pt"/>
    </style:style>
    <style:style style:name="P9" style:family="paragraph">
      <loext:graphic-properties draw:fill="solid" draw:fill-color="#666666"/>
      <style:paragraph-properties fo:text-align="center"/>
      <style:text-properties fo:color="#ffffff" fo:font-weight="bold"/>
    </style:style>
    <style:style style:name="P1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11" style:family="paragraph">
      <loext:graphic-properties draw:fill="solid" draw:fill-color="#87d1d1"/>
      <style:paragraph-properties fo:text-align="center"/>
      <style:text-properties fo:color="#ffffff" fo:font-size="26pt" fo:font-weight="bold" style:font-size-asian="26pt" style:font-size-complex="26pt"/>
    </style:style>
    <style:style style:name="P12" style:family="paragraph">
      <loext:graphic-properties draw:fill="solid" draw:fill-color="#666666"/>
      <style:paragraph-properties fo:text-align="center"/>
      <style:text-properties fo:color="#ffffff" fo:font-size="18pt" fo:font-weight="bold"/>
    </style:style>
    <style:style style:name="P13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size="18pt" fo:font-weight="bold"/>
    </style:style>
    <style:style style:name="P14" style:family="paragraph">
      <loext:graphic-properties draw:fill="solid" draw:fill-color="#009598"/>
      <style:paragraph-properties fo:text-align="center"/>
      <style:text-properties fo:color="#ffffff" fo:font-size="26pt" fo:font-weight="bold" style:font-size-asian="26pt" style:font-size-complex="2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color="#ffffff" fo:font-size="18pt" fo:font-weight="bold"/>
    </style:style>
    <style:style style:name="P17" style:family="paragraph">
      <loext:graphic-properties draw:fill="solid" draw:fill-color="#009598"/>
      <style:paragraph-properties fo:margin-left="0cm" fo:margin-right="0cm" fo:margin-top="0cm" fo:margin-bottom="0cm" fo:line-height="100%" fo:text-align="center" fo:text-indent="0cm"/>
      <style:text-properties fo:color="#ffffff" fo:font-size="26pt" fo:font-weight="bold" style:font-size-asian="26pt" style:font-size-complex="26pt"/>
    </style:style>
    <style:style style:name="P18" style:family="paragraph">
      <loext:graphic-properties draw:fill="solid" draw:fill-color="#666666"/>
      <style:paragraph-properties fo:text-align="center"/>
      <style:text-properties fo:color="#ffffff" fo:font-size="14pt" fo:font-weight="bold" style:font-size-asian="14pt" style:font-size-complex="14pt"/>
    </style:style>
    <style:style style:name="P19" style:family="paragraph">
      <loext:graphic-properties draw:fill="solid" draw:fill-color="#b2b2b2"/>
      <style:paragraph-properties fo:text-align="center"/>
      <style:text-properties fo:color="#ffffff" fo:font-size="22pt" fo:font-weight="bold" style:font-size-asian="22pt" style:font-size-complex="22pt"/>
    </style:style>
    <style:style style:name="P20" style:family="paragraph">
      <loext:graphic-properties draw:fill="solid" draw:fill-color="#87d1d1"/>
      <style:paragraph-properties fo:text-align="center"/>
      <style:text-properties fo:color="#ffffff" fo:font-size="22pt" fo:font-weight="bold" style:font-size-asian="22pt" style:font-size-complex="22pt"/>
    </style:style>
    <style:style style:name="P21" style:family="paragraph">
      <loext:graphic-properties draw:fill="solid" draw:fill-color="#808080"/>
      <style:paragraph-properties fo:text-align="center"/>
      <style:text-properties fo:color="#ffffff" fo:font-size="22pt" fo:font-weight="bold" style:font-size-asian="22pt" style:font-size-complex="22pt"/>
    </style:style>
    <style:style style:name="P22" style:family="paragraph">
      <loext:graphic-properties draw:fill="solid" draw:fill-color="#aa55a1"/>
      <style:paragraph-properties fo:text-align="center"/>
      <style:text-properties fo:color="#ffffff" fo:font-size="20pt" fo:font-weight="bold" style:font-size-asian="20pt" style:font-size-complex="20pt"/>
    </style:style>
    <style:style style:name="P23" style:family="paragraph">
      <loext:graphic-properties draw:fill="solid" draw:fill-color="#820f71"/>
      <style:paragraph-properties fo:text-align="center"/>
      <style:text-properties fo:color="#ffffff" fo:font-size="20pt" fo:font-weight="bold" style:font-size-asian="20pt" style:font-size-complex="20pt"/>
    </style:style>
    <style:style style:name="P24" style:family="paragraph">
      <loext:graphic-properties draw:fill="solid" draw:fill-color="#390a5d"/>
      <style:paragraph-properties fo:text-align="center"/>
      <style:text-properties fo:color="#ffffff" fo:font-size="20pt" fo:font-weight="bold" style:font-size-asian="20pt" style:font-size-complex="20pt"/>
    </style:style>
    <style:style style:name="P25" style:family="paragraph">
      <loext:graphic-properties draw:fill="solid" draw:fill-color="#666666"/>
      <style:paragraph-properties fo:text-align="center"/>
      <style:text-properties fo:color="#ffffff" fo:font-size="15pt" fo:font-weight="bold" style:font-size-asian="15pt" style:font-size-complex="15pt"/>
    </style:style>
    <style:style style:name="P26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size="15pt" fo:font-weight="bold" style:font-size-asian="15pt" style:font-size-complex="15pt"/>
    </style:style>
    <style:style style:name="P27" style:family="paragraph">
      <loext:graphic-properties draw:fill="solid" draw:fill-color="#009598"/>
      <style:paragraph-properties fo:margin-left="0cm" fo:margin-right="0cm" fo:margin-top="0cm" fo:margin-bottom="0cm" fo:line-height="100%" fo:text-align="center" fo:text-indent="0cm"/>
      <style:text-properties fo:color="#ffffff" fo:font-size="20pt" fo:font-weight="bold" style:font-size-asian="20pt" style:font-size-complex="20pt"/>
    </style:style>
    <style:style style:name="P28" style:family="paragraph">
      <loext:graphic-properties draw:fill="solid" draw:fill-color="#009598"/>
      <style:paragraph-properties fo:text-align="center"/>
      <style:text-properties fo:color="#ffffff" fo:font-size="20pt" fo:font-weight="bold" style:font-size-asian="20pt" style:font-size-complex="20pt"/>
    </style:style>
    <style:style style:name="P29" style:family="paragraph">
      <loext:graphic-properties draw:fill="solid" draw:fill-color="#666666"/>
      <style:paragraph-properties fo:text-align="center"/>
      <style:text-properties fo:color="#ffffff" fo:font-size="12pt" fo:font-weight="bold" style:font-size-asian="12pt" style:font-size-complex="12pt"/>
    </style:style>
    <style:style style:name="P30" style:family="paragraph">
      <style:paragraph-properties fo:text-align="center"/>
      <style:text-properties fo:color="#ffffff" fo:font-size="14pt" fo:font-weight="bold" style:font-size-asian="14pt" style:font-size-complex="14pt"/>
    </style:style>
    <style:style style:name="P31" style:family="paragraph">
      <loext:graphic-properties draw:fill="solid" draw:fill-color="#aa55a1"/>
      <style:paragraph-properties fo:text-align="center"/>
      <style:text-properties fo:color="#ffffff" fo:font-size="18pt" fo:font-weight="bold" style:font-size-asian="18pt" style:font-size-complex="18pt"/>
    </style:style>
    <style:style style:name="P32" style:family="paragraph">
      <loext:graphic-properties draw:fill="solid" draw:fill-color="#820f71"/>
      <style:paragraph-properties fo:text-align="center"/>
      <style:text-properties fo:color="#ffffff" fo:font-size="18pt" fo:font-weight="bold" style:font-size-asian="18pt" style:font-size-complex="18pt"/>
    </style:style>
    <style:style style:name="P33" style:family="paragraph">
      <loext:graphic-properties draw:fill="solid" draw:fill-color="#390a5d"/>
      <style:paragraph-properties fo:text-align="center"/>
      <style:text-properties fo:color="#ffffff" fo:font-size="18pt" fo:font-weight="bold" style:font-size-asian="18pt" style:font-size-complex="18pt"/>
    </style:style>
    <style:style style:name="P34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size="14pt" fo:font-weight="bold" style:font-size-asian="14pt" style:font-size-complex="14pt"/>
    </style:style>
    <style:style style:name="P35" style:family="paragraph">
      <style:paragraph-properties fo:text-align="center"/>
      <style:text-properties fo:color="#808080" fo:font-size="18pt" fo:font-weight="bold"/>
    </style:style>
    <style:style style:name="P36" style:family="paragraph">
      <loext:graphic-properties draw:fill="solid" draw:fill-color="#dddddd"/>
      <style:paragraph-properties fo:text-align="center"/>
      <style:text-properties fo:color="#808080" fo:font-size="20pt" fo:font-weight="bold" style:font-size-asian="20pt" style:font-size-complex="20pt"/>
    </style:style>
    <style:style style:name="P37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9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center"/>
      <style:text-properties fo:color="#808080" fo:font-size="16pt" fo:font-weight="bold" style:font-weight-asian="bold" style:font-weight-complex="bold"/>
    </style:style>
    <style:style style:name="P41" style:family="paragraph">
      <loext:graphic-properties draw:fill="solid" draw:fill-color="#ffffff"/>
      <style:paragraph-properties fo:text-align="center"/>
      <style:text-properties fo:color="#808080" fo:font-size="16pt" fo:font-weight="bold" style:font-size-asian="18pt" style:font-weight-asian="bold" style:font-size-complex="18pt" style:font-weight-complex="bold"/>
    </style:style>
    <style:style style:name="P42" style:family="paragraph">
      <style:paragraph-properties fo:text-align="center"/>
      <style:text-properties fo:color="#72bf44" fo:font-size="18pt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color="#72bf44" fo:font-size="18pt" fo:font-weight="bold" style:font-size-asian="22pt" style:font-weight-asian="bold" style:font-size-complex="22pt" style:font-weight-complex="bold"/>
    </style:style>
    <style:style style:name="P44" style:family="paragraph">
      <style:text-properties fo:font-size="18pt"/>
    </style:style>
    <style:style style:name="P45" style:family="paragraph">
      <loext:graphic-properties draw:fill="none"/>
      <style:text-properties fo:font-size="20pt" style:font-size-asian="20pt" style:font-size-complex="20pt"/>
    </style:style>
    <style:style style:name="P46" style:family="paragraph">
      <style:paragraph-properties fo:text-align="center"/>
      <style:text-properties fo:font-size="18pt" fo:font-weight="bold" style:font-weight-asian="bold" style:font-weight-complex="bold"/>
    </style:style>
    <style:style style:name="P47" style:family="paragraph">
      <loext:graphic-properties draw:fill="solid" draw:fill-color="#72bf44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48" style:family="paragraph">
      <loext:graphic-properties draw:fill="solid" draw:fill-color="#dddddd"/>
      <style:paragraph-properties fo:text-align="center"/>
      <style:text-properties fo:color="#808080" fo:font-size="18pt" fo:font-weight="bold" style:font-size-asian="20pt" style:font-size-complex="20pt"/>
    </style:style>
    <style:style style:name="P49" style:family="paragraph">
      <style:paragraph-properties fo:text-align="center"/>
      <style:text-properties fo:color="#0066b3" fo:font-size="18pt" fo:font-weight="bold" style:font-weight-asian="bold" style:font-weight-complex="bold"/>
    </style:style>
    <style:style style:name="P50" style:family="paragraph">
      <loext:graphic-properties draw:fill="none" draw:fill-color="#ffffff"/>
      <style:paragraph-properties fo:text-align="center"/>
      <style:text-properties fo:color="#0066b3" fo:font-size="18pt" fo:font-weight="bold" style:font-size-asian="22pt" style:font-weight-asian="bold" style:font-size-complex="22pt" style:font-weight-complex="bold"/>
    </style:style>
    <style:style style:name="P51" style:family="paragraph">
      <style:paragraph-properties fo:text-align="center"/>
      <style:text-properties style:font-name="Bitstream Vera Sans Mono" fo:font-size="12pt" fo:font-weight="bold" style:font-weight-asian="bold" style:font-weight-complex="bold"/>
    </style:style>
    <style:style style:name="P52" style:family="paragraph">
      <loext:graphic-properties draw:fill="solid" draw:fill-color="#0066b3"/>
      <style:paragraph-properties fo:text-align="center"/>
      <style:text-properties fo:color="#ffffff" style:font-name="Bitstream Vera Sans Mono" fo:font-size="12pt" fo:font-weight="bold" style:font-size-asian="16pt" style:font-weight-asian="bold" style:font-size-complex="16pt" style:font-weight-complex="bold"/>
    </style:style>
    <style:style style:name="P53" style:family="paragraph">
      <style:paragraph-properties fo:text-align="center"/>
      <style:text-properties fo:color="#5c2d91" fo:font-size="18pt" fo:font-weight="bold" style:font-weight-asian="bold" style:font-weight-complex="bold"/>
    </style:style>
    <style:style style:name="P54" style:family="paragraph">
      <loext:graphic-properties draw:fill="none" draw:fill-color="#ffffff"/>
      <style:paragraph-properties fo:text-align="center"/>
      <style:text-properties fo:color="#5c2d91" fo:font-size="18pt" fo:font-weight="bold" style:font-size-asian="22pt" style:font-weight-asian="bold" style:font-size-complex="22pt" style:font-weight-complex="bold"/>
    </style:style>
    <style:style style:name="P55" style:family="paragraph">
      <loext:graphic-properties draw:fill="solid" draw:fill-color="#5c2d91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56" style:family="paragraph">
      <loext:graphic-properties draw:fill="bitmap" draw:fill-color="#b2b2b2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color="#808080" fo:font-size="18pt" fo:font-weight="bold" style:font-size-asian="20pt" style:font-size-complex="20pt"/>
    </style:style>
    <style:style style:name="P57" style:family="paragraph">
      <style:paragraph-properties fo:text-align="center"/>
      <style:text-properties fo:color="#f58220" fo:font-size="18pt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color="#f58220" fo:font-size="18pt" fo:font-weight="bold" style:font-size-asian="22pt" style:font-weight-asian="bold" style:font-size-complex="22pt" style:font-weight-complex="bold"/>
    </style:style>
    <style:style style:name="P59" style:family="paragraph">
      <loext:graphic-properties draw:fill="solid" draw:fill-color="#f58220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60" style:family="paragraph">
      <style:paragraph-properties fo:text-align="center"/>
      <style:text-properties fo:font-size="13pt" fo:font-style="italic" fo:font-weight="bold" style:font-style-asian="italic" style:font-weight-asian="bold" style:font-style-complex="italic" style:font-weight-complex="bold"/>
    </style:style>
    <style:style style:name="P61" style:family="paragraph">
      <loext:graphic-properties draw:fill="solid" draw:fill-color="#0066b3"/>
      <style:paragraph-properties fo:text-align="center"/>
      <style:text-properties fo:color="#ffffff" fo:font-size="13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2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63" style:family="paragraph">
      <loext:graphic-properties draw:fill="solid" draw:fill-color="#72bf44"/>
      <style:paragraph-properties fo:text-align="center"/>
      <style:text-properties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64" style:family="paragraph">
      <loext:graphic-properties draw:fill="solid" draw:fill-color="#72bf4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5" style:family="paragraph">
      <style:text-properties fo:font-size="18pt" fo:font-weight="bold" style:font-weight-asian="bold" style:font-weight-complex="bold"/>
    </style:style>
    <style:style style:name="P66" style:family="paragraph">
      <loext:graphic-properties draw:fill="none"/>
      <style:text-properties fo:font-size="16pt" fo:font-weight="bold" style:font-size-asian="24pt" style:font-weight-asian="bold" style:font-size-complex="24pt" style:font-weight-complex="bold"/>
    </style:style>
    <style:style style:name="P67" style:family="paragraph">
      <loext:graphic-properties draw:fill="solid" draw:fill-color="#f5822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8" style:family="paragraph">
      <style:paragraph-properties fo:text-align="center"/>
      <style:text-properties fo:color="#ba131a" fo:font-size="18pt" fo:font-weight="bold" style:font-weight-asian="bold" style:font-weight-complex="bold"/>
    </style:style>
    <style:style style:name="P69" style:family="paragraph">
      <loext:graphic-properties draw:fill="none" draw:fill-color="#ffffff"/>
      <style:paragraph-properties fo:text-align="center"/>
      <style:text-properties fo:color="#ba131a" fo:font-size="18pt" fo:font-weight="bold" style:font-size-asian="22pt" style:font-weight-asian="bold" style:font-size-complex="22pt" style:font-weight-complex="bold"/>
    </style:style>
    <style:style style:name="P70" style:family="paragraph">
      <loext:graphic-properties draw:fill="solid" draw:fill-color="#ba131a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P71" style:family="paragraph">
      <style:paragraph-properties fo:text-align="center"/>
      <style:text-properties fo:color="#808080" fo:font-size="18pt" fo:font-weight="bold" style:font-weight-asian="bold" style:font-weight-complex="bold"/>
    </style:style>
    <style:style style:name="P72" style:family="paragraph">
      <loext:graphic-properties draw:fill="none" draw:fill-color="#ffffff"/>
      <style:paragraph-properties fo:text-align="center"/>
      <style:text-properties fo:color="#808080" fo:font-size="18pt" fo:font-weight="bold" style:font-size-asian="22pt" style:font-weight-asian="bold" style:font-size-complex="22pt" style:font-weight-complex="bold"/>
    </style:style>
    <style:style style:name="P73" style:family="paragraph">
      <loext:graphic-properties draw:fill="solid" draw:fill-color="#808080"/>
      <style:paragraph-properties fo:text-align="center"/>
      <style:text-properties fo:font-size="18pt" fo:font-weight="bold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26pt" fo:font-weight="bold" style:font-size-asian="26pt" style:font-size-complex="26pt"/>
    </style:style>
    <style:style style:name="T4" style:family="text">
      <style:text-properties fo:color="#ffffff" fo:font-weight="bold"/>
    </style:style>
    <style:style style:name="T5" style:family="text">
      <style:text-properties fo:color="#ffffff" fo:font-size="18pt" fo:font-weight="bold"/>
    </style:style>
    <style:style style:name="T6" style:family="text">
      <style:text-properties fo:color="#ffffff" fo:font-size="18pt" fo:font-weight="bold" style:font-size-asian="14pt" style:font-size-complex="1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AR PL SungtiL GB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20pt" fo:font-weight="bold" style:font-size-asian="20pt" style:font-size-complex="20pt"/>
    </style:style>
    <style:style style:name="T10" style:family="text">
      <style:text-properties fo:color="#ffffff" fo:font-size="15pt" fo:font-weight="bold" style:font-size-asian="15pt" style:font-size-complex="15pt"/>
    </style:style>
    <style:style style:name="T11" style:family="text">
      <style:text-properties fo:color="#ffffff" fo:font-size="15pt" fo:font-weight="bold" style:font-size-asian="12pt" style:font-size-complex="12pt"/>
    </style:style>
    <style:style style:name="T12" style:family="text">
      <style:text-properties fo:color="#ffffff" fo:font-size="16pt" fo:font-weight="bold" style:font-size-asian="16pt" style:font-size-complex="16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14pt" fo:font-weight="bold" style:font-size-asian="14pt" style:font-size-complex="14pt"/>
    </style:style>
    <style:style style:name="T16" style:family="text">
      <style:text-properties fo:color="#ffffff" fo:font-size="13pt" fo:font-weight="bold" style:font-size-asian="13pt" style:font-size-complex="13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72bf44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808080" fo:font-weight="bold"/>
    </style:style>
    <style:style style:name="T20" style:family="text">
      <style:text-properties fo:color="#ffffff" style:font-name="Bitstream Vera Sans Mono" fo:font-size="15pt" style:font-size-asian="15pt" style:font-size-complex="15pt"/>
    </style:style>
    <style:style style:name="T21" style:family="text">
      <style:text-properties fo:color="#0066b3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15pt" style:font-size-asian="15pt" style:font-size-complex="15pt"/>
    </style:style>
    <style:style style:name="T23" style:family="text">
      <style:text-properties fo:color="#5c2d91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f58220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26" style:family="text">
      <style:text-properties fo:color="#808080" fo:font-size="13pt" style:font-size-asian="13pt" style:font-size-complex="13pt"/>
    </style:style>
    <style:style style:name="T27" style:family="text">
      <style:text-properties fo:color="#ba131a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2cm" svg:x="0.8cm" svg:y="3.3cm">
          <text:p text:style-name="P1"><text:span text:style-name="T3">Working</text:span></text:p>
          <text:p text:style-name="P2"><text:span text:style-name="T2">directory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cm" svg:height="13.8cm" svg:x="6.2cm" svg:y="1.8cm">
          <text:p text:style-name="P1"><text:span text:style-name="T1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2cm" svg:x="0.8cm" svg:y="3.3cm">
          <text:p text:style-name="P1"><text:span text:style-name="T3">Working</text:span></text:p>
          <text:p text:style-name="P2"><text:span text:style-name="T2">directory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cm" svg:height="13.8cm" svg:x="6.2cm" svg:y="1.8cm">
          <text:p text:style-name="P1"><text:span text:style-name="T1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2cm" svg:x="0.8cm" svg:y="3.3cm">
          <text:p text:style-name="P1"><text:span text:style-name="T3">Working</text:span></text:p>
          <text:p text:style-name="P2"><text:span text:style-name="T2">directory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2cm" svg:x="6.6cm" svg:y="3.3cm">
          <text:p text:style-name="P1"><text:span text:style-name="T3">Staging</text:span></text:p>
          <text:p text:style-name="P2"><text:span text:style-name="T2">area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2cm" svg:x="12.4cm" svg:y="3.3cm">
          <text:p text:style-name="P1"><text:span text:style-name="T3">Local</text:span></text:p>
          <text:p text:style-name="P2"><text:span text:style-name="T2">rep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cm" svg:height="13.8cm" svg:x="6.2cm" svg:y="1.8cm">
          <text:p text:style-name="P1"><text:span text:style-name="T1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2cm" svg:x="0.8cm" svg:y="3.3cm">
          <text:p text:style-name="P1"><text:span text:style-name="T3">Working</text:span></text:p>
          <text:p text:style-name="P2"><text:span text:style-name="T2">directory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2cm" svg:x="6.6cm" svg:y="3.3cm">
          <text:p text:style-name="P1"><text:span text:style-name="T3">Staging</text:span></text:p>
          <text:p text:style-name="P2"><text:span text:style-name="T2">area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2cm" svg:x="12.4cm" svg:y="3.3cm">
          <text:p text:style-name="P1"><text:span text:style-name="T3">Local</text:span></text:p>
          <text:p text:style-name="P2"><text:span text:style-name="T2">rep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6cm" svg:height="1.8cm" svg:x="3.4cm" svg:y="10.3cm">
          <text:p text:style-name="P1"><text:span text:style-name="T4">git 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5.6cm" svg:height="1.8cm" svg:x="9.2cm" svg:y="11.7cm">
          <text:p text:style-name="P1"><text:span text:style-name="T4">git 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3.4cm" svg:height="2cm" svg:x="1.6cm" svg:y="8.2cm">
          <text:p text:style-name="P2"><text:span text:style-name="T4">make a </text:span></text:p>
          <text:p text:style-name="P1"><text:span text:style-name="T4">chan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cm" svg:height="15.4cm" svg:x="20.6cm" svg:y="0.2cm">
          <text:p text:style-name="P1"><text:span text:style-name="T1">GitHub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cm" svg:height="13.8cm" svg:x="6.2cm" svg:y="1.8cm">
          <text:p text:style-name="P1"><text:span text:style-name="T1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2cm" svg:x="0.8cm" svg:y="3.3cm">
          <text:p text:style-name="P1"><text:span text:style-name="T3">Working</text:span></text:p>
          <text:p text:style-name="P2"><text:span text:style-name="T2">directory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2cm" svg:x="6.6cm" svg:y="3.3cm">
          <text:p text:style-name="P1"><text:span text:style-name="T3">Staging</text:span></text:p>
          <text:p text:style-name="P2"><text:span text:style-name="T2">area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2cm" svg:x="12.4cm" svg:y="3.3cm">
          <text:p text:style-name="P1"><text:span text:style-name="T3">Local</text:span></text:p>
          <text:p text:style-name="P2"><text:span text:style-name="T2">rep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6cm" svg:height="1.8cm" svg:x="3.4cm" svg:y="10.3cm">
          <text:p text:style-name="P1"><text:span text:style-name="T5">git 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2" draw:layer="layout" svg:width="5.6cm" svg:height="1.8cm" svg:x="9.2cm" svg:y="11.7cm">
          <text:p text:style-name="P1"><text:span text:style-name="T5">git 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3.4cm" svg:height="2cm" svg:x="1.6cm" svg:y="8.2cm">
          <text:p text:style-name="P2"><text:span text:style-name="T5">make a </text:span></text:p>
          <text:p text:style-name="P1"><text:span text:style-name="T5">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cm" svg:height="11.7cm" svg:x="21.7cm" svg:y="3.4cm">
          <text:p text:style-name="P1"><text:span text:style-name="T3">Remote</text:span></text:p>
          <text:p text:style-name="P1"><text:span text:style-name="T3">Repo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.599cm" svg:height="1.8cm" svg:x="16.001cm" svg:y="13.002cm">
          <text:p text:style-name="P1"><text:span text:style-name="T5">git 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cm" svg:height="15.4cm" svg:x="20.6cm" svg:y="0.2cm">
          <text:p text:style-name="P1"><text:span text:style-name="T1">GitHub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cm" svg:height="13.8cm" svg:x="6.2cm" svg:y="1.8cm">
          <text:p text:style-name="P1"><text:span text:style-name="T1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2cm" svg:x="0.8cm" svg:y="3.3cm">
          <text:p text:style-name="P1"><text:span text:style-name="T3">Working</text:span></text:p>
          <text:p text:style-name="P2"><text:span text:style-name="T2">directory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2cm" svg:x="6.6cm" svg:y="3.3cm">
          <text:p text:style-name="P1"><text:span text:style-name="T3">Staging</text:span></text:p>
          <text:p text:style-name="P2"><text:span text:style-name="T2">area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2cm" svg:x="12.4cm" svg:y="3.3cm">
          <text:p text:style-name="P1"><text:span text:style-name="T3">Local</text:span></text:p>
          <text:p text:style-name="P2"><text:span text:style-name="T2">rep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6cm" svg:height="1.8cm" svg:x="3.4cm" svg:y="10.3cm">
          <text:p text:style-name="P1"><text:span text:style-name="T5">git 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2" draw:layer="layout" svg:width="5.6cm" svg:height="1.8cm" svg:x="9.2cm" svg:y="11.7cm">
          <text:p text:style-name="P1"><text:span text:style-name="T5">git 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3.4cm" svg:height="2cm" svg:x="1.6cm" svg:y="8.2cm">
          <text:p text:style-name="P2"><text:span text:style-name="T5">make a </text:span></text:p>
          <text:p text:style-name="P1"><text:span text:style-name="T5">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cm" svg:height="11.7cm" svg:x="21.7cm" svg:y="3.4cm">
          <text:p text:style-name="P1"><text:span text:style-name="T3">Remote</text:span></text:p>
          <text:p text:style-name="P1"><text:span text:style-name="T3">Repo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8.398cm" svg:height="1.8cm" svg:x="3.6cm" svg:y="6.003cm">
          <text:p text:style-name="P16"><text:span text:style-name="T5">git pull</text:span></text:p>
          <draw:enhanced-geometry svg:viewBox="0 0 21600 21600" draw:mirror-horizontal="true" draw:text-areas="0 ?f0 ?f5 ?f2" draw:type="right-arrow" draw:modifiers="19731.240188383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6.599cm" svg:height="1.8cm" svg:x="16.001cm" svg:y="13.002cm">
          <text:p text:style-name="P1"><text:span text:style-name="T5">git 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cm" svg:height="15.4cm" svg:x="20.6cm" svg:y="0.2cm">
          <text:p text:style-name="P1"><text:span text:style-name="T1">GitHub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cm" svg:height="13.8cm" svg:x="6.2cm" svg:y="1.8cm">
          <text:p text:style-name="P1"><text:span text:style-name="T1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2cm" svg:x="0.8cm" svg:y="3.3cm">
          <text:p text:style-name="P1"><text:span text:style-name="T3">Working</text:span></text:p>
          <text:p text:style-name="P2"><text:span text:style-name="T2">directory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2cm" svg:x="6.6cm" svg:y="3.3cm">
          <text:p text:style-name="P1"><text:span text:style-name="T3">Staging</text:span></text:p>
          <text:p text:style-name="P2"><text:span text:style-name="T2">area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2cm" svg:x="12.4cm" svg:y="3.3cm">
          <text:p text:style-name="P1"><text:span text:style-name="T3">Local</text:span></text:p>
          <text:p text:style-name="P2"><text:span text:style-name="T2">rep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6cm" svg:height="1.8cm" svg:x="3.4cm" svg:y="10.3cm">
          <text:p text:style-name="P1"><text:span text:style-name="T5">git 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2" draw:layer="layout" svg:width="5.6cm" svg:height="1.8cm" svg:x="9.2cm" svg:y="11.7cm">
          <text:p text:style-name="P1"><text:span text:style-name="T5">git 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3.4cm" svg:height="2cm" svg:x="1.6cm" svg:y="8.2cm">
          <text:p text:style-name="P2"><text:span text:style-name="T5">make a </text:span></text:p>
          <text:p text:style-name="P1"><text:span text:style-name="T5">chan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cm" svg:height="5.3cm" svg:x="21.69cm" svg:y="3.3cm">
          <text:p text:style-name="P2"><text:span text:style-name="T3">Someone</text:span></text:p>
          <text:p text:style-name="P2"><text:span text:style-name="T3">else’s </text:span></text:p>
          <text:p text:style-name="P2"><text:span text:style-name="T3">remote</text:span></text:p>
          <text:p text:style-name="P1"><text:span text:style-name="T3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5cm" svg:height="5.3cm" svg:x="21.69cm" svg:y="9.8cm">
          <text:p text:style-name="P1"><text:span text:style-name="T3">Your</text:span></text:p>
          <text:p text:style-name="P1"><text:span text:style-name="T3">remote</text:span></text:p>
          <text:p text:style-name="P1"><text:span text:style-name="T3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5.6cm" svg:height="1.8cm" draw:transform="rotate (1.57795217672807) translate (25.79cm 13.293cm)">
          <text:p text:style-name="P1"><text:span text:style-name="T4">fork</text:span></text:p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5.6cm" svg:height="1.8cm" draw:transform="rotate (1.57795217672807) translate (20.83cm 13.102cm)">
          <text:p text:style-name="P1"><text:span text:style-name="T4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draw:layer="layout" svg:width="18.398cm" svg:height="1.8cm" svg:x="3.6cm" svg:y="6.004cm">
          <text:p text:style-name="P16"><text:span text:style-name="T5">git pull</text:span></text:p>
          <draw:enhanced-geometry svg:viewBox="0 0 21600 21600" draw:mirror-horizontal="true" draw:text-areas="0 ?f0 ?f5 ?f2" draw:type="right-arrow" draw:modifiers="19731.240188383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6.599cm" svg:height="1.8cm" svg:x="16.001cm" svg:y="13.003cm">
          <text:p text:style-name="P1"><text:span text:style-name="T5">git 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cm" svg:height="15.4cm" svg:x="20.6cm" svg:y="0.2cm">
          <text:p text:style-name="P1"><text:span text:style-name="T1">GitHub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cm" svg:height="13.8cm" svg:x="6.2cm" svg:y="1.8cm">
          <text:p text:style-name="P1"><text:span text:style-name="T1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2cm" svg:x="0.8cm" svg:y="3.3cm">
          <text:p text:style-name="P1"><text:span text:style-name="T3">Working</text:span></text:p>
          <text:p text:style-name="P2"><text:span text:style-name="T2">directory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2cm" svg:x="6.6cm" svg:y="3.3cm">
          <text:p text:style-name="P1"><text:span text:style-name="T3">Staging</text:span></text:p>
          <text:p text:style-name="P2"><text:span text:style-name="T2">area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2cm" svg:x="12.4cm" svg:y="3.3cm">
          <text:p text:style-name="P1"><text:span text:style-name="T3">Local</text:span></text:p>
          <text:p text:style-name="P2"><text:span text:style-name="T2">rep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6cm" svg:height="1.8cm" svg:x="3.4cm" svg:y="10.3cm">
          <text:p text:style-name="P1"><text:span text:style-name="T5">git 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2" draw:layer="layout" svg:width="5.6cm" svg:height="1.8cm" svg:x="9.2cm" svg:y="11.7cm">
          <text:p text:style-name="P1"><text:span text:style-name="T5">git 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3.4cm" svg:height="2cm" svg:x="1.6cm" svg:y="8.2cm">
          <text:p text:style-name="P2"><text:span text:style-name="T5">make a </text:span></text:p>
          <text:p text:style-name="P1"><text:span text:style-name="T5">chan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cm" svg:height="5.3cm" svg:x="21.69cm" svg:y="3.3cm">
          <text:p text:style-name="P2"><text:span text:style-name="T3">Someone</text:span></text:p>
          <text:p text:style-name="P2"><text:span text:style-name="T3">else’s </text:span></text:p>
          <text:p text:style-name="P2"><text:span text:style-name="T3">remote</text:span></text:p>
          <text:p text:style-name="P1"><text:span text:style-name="T3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5cm" svg:height="5.3cm" svg:x="21.69cm" svg:y="9.8cm">
          <text:p text:style-name="P1"><text:span text:style-name="T3">Your</text:span></text:p>
          <text:p text:style-name="P1"><text:span text:style-name="T3">remote</text:span></text:p>
          <text:p text:style-name="P1"><text:span text:style-name="T3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5.6cm" svg:height="1.8cm" draw:transform="rotate (1.57795217672807) translate (25.79cm 13.293cm)">
          <text:p text:style-name="P1"><text:span text:style-name="T4">fork</text:span></text:p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5.6cm" svg:height="1.8cm" draw:transform="rotate (1.57795217672807) translate (20.83cm 13.102cm)">
          <text:p text:style-name="P1"><text:span text:style-name="T4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draw:layer="layout" svg:width="18.398cm" svg:height="1.8cm" svg:x="3.6cm" svg:y="6.004cm">
          <text:p text:style-name="P16"><text:span text:style-name="T5">git pull (fetch + merge)</text:span></text:p>
          <draw:enhanced-geometry svg:viewBox="0 0 21600 21600" draw:mirror-horizontal="true" draw:text-areas="0 ?f0 ?f5 ?f2" draw:type="right-arrow" draw:modifiers="19731.240188383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6.599cm" svg:height="1.8cm" svg:x="16.001cm" svg:y="13.003cm">
          <text:p text:style-name="P1"><text:span text:style-name="T5">git 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8" draw:layer="layout" svg:width="7.299cm" svg:height="1.8cm" draw:transform="rotate (-0.289026524130262) translate (15.392cm 6.055cm)">
          <text:p text:style-name="P1"><text:span text:style-name="T6">git fetch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8" draw:layer="layout" svg:width="9cm" svg:height="1.8cm" svg:x="5.4cm" svg:y="7.804cm">
          <text:p text:style-name="P1"><text:span text:style-name="T6">git merg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9" draw:layer="layout" svg:width="19cm" svg:height="15.4cm" svg:x="0.2cm" svg:y="0.2cm">
          <text:p text:style-name="P1"><text:span text:style-name="T7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0" draw:layer="layout" svg:width="7.2cm" svg:height="15.4cm" svg:x="20.6cm" svg:y="0.2cm">
          <text:p text:style-name="P1"><text:span text:style-name="T7">Remote repo</text:span><text:span text:style-name="T7"><text:line-break/></text:span><text:span text:style-name="T7">(e.g., GitHub)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draw:layer="layout" svg:width="12cm" svg:height="13.8cm" svg:x="6.2cm" svg:y="1.8cm">
          <text:p text:style-name="P1"><text:span text:style-name="T7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2" draw:layer="layout" svg:width="5cm" svg:height="12cm" svg:x="0.8cm" svg:y="3.3cm">
          <text:p text:style-name="P1"><text:span text:style-name="T8">Workspace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5cm" svg:height="12cm" svg:x="6.6cm" svg:y="3.3cm">
          <text:p text:style-name="P1"><text:span text:style-name="T9">Index</text:span></text:p>
          <text:p text:style-name="P2"><text:span text:style-name="T8">area (index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24" draw:layer="layout" svg:width="5cm" svg:height="12cm" svg:x="12.4cm" svg:y="3.3cm">
          <text:p text:style-name="P1"><text:span text:style-name="T9">Local</text:span></text:p>
          <text:p text:style-name="P2"><text:span text:style-name="T8">rep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4.2cm" svg:height="1.8cm" svg:x="5.2cm" svg:y="13.2cm">
          <text:p text:style-name="P1"><text:span text:style-name="T10">git 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5" draw:layer="layout" svg:width="4.8cm" svg:height="1.8cm" svg:x="10.2cm" svg:y="13.3cm">
          <text:p text:style-name="P1"><text:span text:style-name="T10">git 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6" draw:layer="layout" svg:width="3.4cm" svg:height="2cm" svg:x="1cm" svg:y="12.8cm">
          <text:p text:style-name="P2"><text:span text:style-name="T10">make a </text:span></text:p>
          <text:p text:style-name="P1"><text:span text:style-name="T10">change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5cm" svg:height="7.5cm" svg:x="21.69cm" svg:y="3.3cm">
          <text:p text:style-name="P2"><text:span text:style-name="T9">Someone</text:span></text:p>
          <text:p text:style-name="P2"><text:span text:style-name="T9">else’s </text:span></text:p>
          <text:p text:style-name="P2"><text:span text:style-name="T9">remote</text:span></text:p>
          <text:p text:style-name="P1"><text:span text:style-name="T9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8" draw:layer="layout" svg:width="5cm" svg:height="3.7cm" svg:x="21.69cm" svg:y="11.4cm">
          <text:p text:style-name="P1"><text:span text:style-name="T9">Your</text:span></text:p>
          <text:p text:style-name="P1"><text:span text:style-name="T9">remote</text:span></text:p>
          <text:p text:style-name="P1"><text:span text:style-name="T9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4.326cm" svg:height="1.8cm" draw:transform="rotate (1.57795217672807) translate (25.819cm 13.113cm)">
          <text:p text:style-name="P1"><text:span text:style-name="T10">fork</text:span></text:p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5" draw:layer="layout" svg:width="4.305cm" svg:height="1.8cm" draw:transform="rotate (1.57795217672807) translate (20.821cm 13.107cm)">
          <text:p text:style-name="P1"><text:span text:style-name="T10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5" draw:layer="layout" svg:width="18.398cm" svg:height="1.8cm" svg:x="3.6cm" svg:y="7.104cm">
          <text:p text:style-name="P16"><text:span text:style-name="T10">git pull (fetch + merge)</text:span></text:p>
          <draw:enhanced-geometry svg:viewBox="0 0 21600 21600" draw:mirror-horizontal="true" draw:text-areas="0 ?f0 ?f5 ?f2" draw:type="right-arrow" draw:modifiers="19731.240188383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5" draw:layer="layout" svg:width="6.599cm" svg:height="1.8cm" svg:x="16.001cm" svg:y="13.403cm">
          <text:p text:style-name="P1"><text:span text:style-name="T10">git 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9" draw:layer="layout" svg:width="7.299cm" svg:height="1.8cm" draw:transform="rotate (-0.289026524130262) translate (15.392cm 7.155cm)">
          <text:p text:style-name="P1"><text:span text:style-name="T11">git fetch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9" draw:layer="layout" svg:width="10.8cm" svg:height="1.8cm" svg:x="3.6cm" svg:y="8.904cm">
          <text:p text:style-name="P30"><text:span text:style-name="T11">git merge</text:span></text:p>
          <draw:enhanced-geometry svg:viewBox="0 0 21600 21600" draw:mirror-horizontal="true" draw:text-areas="0 ?f0 ?f5 ?f2" draw:type="right-arrow" draw:modifiers="18140.1788289588 5468.961687951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5" draw:layer="layout" svg:width="18.398cm" svg:height="1.8cm" svg:x="3.6cm" svg:y="5.8cm">
          <text:p text:style-name="P16"><text:span text:style-name="T10">git clone</text:span></text:p>
          <draw:enhanced-geometry svg:viewBox="0 0 21600 21600" draw:mirror-horizontal="true" draw:text-areas="0 ?f0 ?f5 ?f2" draw:type="right-arrow" draw:modifiers="19731.240188383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5" draw:layer="layout" svg:width="18.398cm" svg:height="1.8cm" svg:x="3.6cm" svg:y="7.105cm">
          <text:p text:style-name="P16"><text:span text:style-name="T10">git pull (fetch + merge)</text:span></text:p>
          <draw:enhanced-geometry svg:viewBox="0 0 21600 21600" draw:mirror-horizontal="true" draw:text-areas="0 ?f0 ?f5 ?f2" draw:type="right-arrow" draw:modifiers="19731.240188383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5" draw:layer="layout" svg:width="17.19cm" svg:height="1.8cm" svg:x="3.6cm" svg:y="11.405cm">
          <text:p text:style-name="P16"><text:span text:style-name="T10">git pull (fetch + merge)</text:span></text:p>
          <draw:enhanced-geometry svg:viewBox="0 0 21600 21600" draw:mirror-horizontal="true" draw:text-areas="0 ?f0 ?f5 ?f2" draw:type="right-arrow" draw:modifiers="19731.240188383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9" draw:layer="layout" svg:width="7.299cm" svg:height="1.8cm" draw:transform="rotate (0.413817565647854) translate (14.199cm 12.334cm)">
          <text:p text:style-name="P1"><text:span text:style-name="T11">git fetch</text:span></text:p>
          <draw:enhanced-geometry svg:viewBox="0 0 21600 21600" draw:mirror-horizontal="true" draw:text-areas="0 ?f0 ?f5 ?f2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cm" svg:height="15.4cm" svg:x="20.6cm" svg:y="0.2cm">
          <text:p text:style-name="P1"><text:span text:style-name="T1">GitHub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cm" svg:height="13.8cm" svg:x="6.2cm" svg:y="1.8cm">
          <text:p text:style-name="P1"><text:span text:style-name="T1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12cm" svg:x="0.8cm" svg:y="3.3cm">
          <text:p text:style-name="P1"><text:span text:style-name="T3">Working</text:span></text:p>
          <text:p text:style-name="P2"><text:span text:style-name="T2">directory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12cm" svg:x="6.6cm" svg:y="3.3cm">
          <text:p text:style-name="P1"><text:span text:style-name="T3">Staging</text:span></text:p>
          <text:p text:style-name="P2"><text:span text:style-name="T2">area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2cm" svg:x="12.4cm" svg:y="3.3cm">
          <text:p text:style-name="P1"><text:span text:style-name="T3">Local</text:span></text:p>
          <text:p text:style-name="P2"><text:span text:style-name="T2">rep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cm" svg:height="5.3cm" svg:x="21.7cm" svg:y="3.3cm">
          <text:p text:style-name="P2"><text:span text:style-name="T3">Someone</text:span></text:p>
          <text:p text:style-name="P2"><text:span text:style-name="T3">else’s </text:span></text:p>
          <text:p text:style-name="P2"><text:span text:style-name="T3">remote</text:span></text:p>
          <text:p text:style-name="P1"><text:span text:style-name="T3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5.6cm" svg:height="1.8cm" svg:x="3.4cm" svg:y="10.3cm">
          <text:p text:style-name="P1"><text:span text:style-name="T4">git 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5.6cm" svg:height="1.8cm" svg:x="9.2cm" svg:y="11.7cm">
          <text:p text:style-name="P1"><text:span text:style-name="T4">git 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3.4cm" svg:height="2cm" svg:x="1.6cm" svg:y="8.2cm">
          <text:p text:style-name="P2"><text:span text:style-name="T4">make a </text:span></text:p>
          <text:p text:style-name="P1"><text:span text:style-name="T4">chan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cm" svg:height="5.3cm" svg:x="21.7cm" svg:y="9.8cm">
          <text:p text:style-name="P1"><text:span text:style-name="T3">Your</text:span></text:p>
          <text:p text:style-name="P1"><text:span text:style-name="T3">remote</text:span></text:p>
          <text:p text:style-name="P1"><text:span text:style-name="T3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7.299cm" svg:height="1.8cm" svg:x="14.694cm" svg:y="5.403cm">
          <text:p text:style-name="P1"><text:span text:style-name="T4">git pull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9cm" svg:height="1.8cm" svg:x="4cm" svg:y="6.501cm">
          <text:p text:style-name="P1"><text:span text:style-name="T4">git merge / checkout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6.599cm" svg:height="1.8cm" svg:x="16.001cm" svg:y="13.002cm">
          <text:p text:style-name="P1"><text:span text:style-name="T4">git 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5.6cm" svg:height="1.8cm" draw:transform="rotate (1.57795217672807) translate (25.8cm 13.193cm)">
          <text:p text:style-name="P1"><text:span text:style-name="T4">fork</text:span></text:p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5.6cm" svg:height="1.8cm" draw:transform="rotate (1.57795217672807) translate (20.84cm 13.002cm)">
          <text:p text:style-name="P1"><text:span text:style-name="T4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3" draw:layer="layout" svg:width="19cm" svg:height="15.4cm" svg:x="0.2cm" svg:y="0.2cm">
          <text:p text:style-name="P1"><text:span text:style-name="T1">Your machine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cm" svg:height="15.4cm" svg:x="20.6cm" svg:y="0.2cm">
          <text:p text:style-name="P1"><text:span text:style-name="T1">GitHub</text:span></text:p>
          <text:p text:style-name="P1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2cm" svg:height="13.8cm" svg:x="6.2cm" svg:y="1.8cm">
          <text:p text:style-name="P1"><text:span text:style-name="T1">.gi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1" draw:layer="layout" svg:width="5cm" svg:height="12cm" svg:x="0.8cm" svg:y="3.3cm">
          <text:p text:style-name="P1"><text:span text:style-name="T12">Working </text:span><text:span text:style-name="T13">directory</text:span></text:p>
          <text:p text:style-name="P1"><text:span text:style-name="T14"/></text:p>
          <text:p text:style-name="P1"><text:span text:style-name="T14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5cm" svg:height="12cm" svg:x="6.6cm" svg:y="3.3cm">
          <text:p text:style-name="P1"><text:span text:style-name="T12">Staging </text:span><text:span text:style-name="T13">area</text:span></text:p>
          <text:p text:style-name="P1"><text:span text:style-name="T13"/></text:p>
          <text:p text:style-name="P1"><text:span text:style-name="T1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33" draw:layer="layout" svg:width="5cm" svg:height="12cm" svg:x="12.4cm" svg:y="3.3cm">
          <text:p text:style-name="P1"><text:span text:style-name="T12">Local </text:span><text:span text:style-name="T13">repo</text:span></text:p>
          <text:p text:style-name="P1"><text:span text:style-name="T13"/></text:p>
          <text:p text:style-name="P1"><text:span text:style-name="T1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cm" svg:height="5.3cm" svg:x="21.7cm" svg:y="3.3cm">
          <text:p text:style-name="P2"><text:span text:style-name="T3">Someone</text:span></text:p>
          <text:p text:style-name="P2"><text:span text:style-name="T3">else’s </text:span></text:p>
          <text:p text:style-name="P2"><text:span text:style-name="T3">remote</text:span></text:p>
          <text:p text:style-name="P1"><text:span text:style-name="T3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5.6cm" svg:height="1.8cm" svg:x="3.4cm" svg:y="12cm">
          <text:p text:style-name="P1"><text:span text:style-name="T15">git 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draw:layer="layout" svg:width="5.6cm" svg:height="1.8cm" svg:x="9.2cm" svg:y="12.8cm">
          <text:p text:style-name="P1"><text:span text:style-name="T15">git 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4" draw:layer="layout" svg:width="3.4cm" svg:height="2cm" svg:x="1.6cm" svg:y="10cm">
          <text:p text:style-name="P2"><text:span text:style-name="T15">make a </text:span></text:p>
          <text:p text:style-name="P1"><text:span text:style-name="T16">chan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cm" svg:height="5.3cm" svg:x="21.7cm" svg:y="9.8cm">
          <text:p text:style-name="P1"><text:span text:style-name="T3">Your</text:span></text:p>
          <text:p text:style-name="P1"><text:span text:style-name="T3">remote</text:span></text:p>
          <text:p text:style-name="P1"><text:span text:style-name="T3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7.299cm" svg:height="1.8cm" svg:x="14.694cm" svg:y="5.403cm">
          <text:p text:style-name="P1"><text:span text:style-name="T15">git fetch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8" draw:layer="layout" svg:width="9cm" svg:height="1.8cm" svg:x="4cm" svg:y="6.501cm">
          <text:p text:style-name="P1"><text:span text:style-name="T15">git merg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8" draw:layer="layout" svg:width="7.6cm" svg:height="1.8cm" svg:x="15cm" svg:y="13.702cm">
          <text:p text:style-name="P1"><text:span text:style-name="T15">git 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5.6cm" svg:height="1.8cm" draw:transform="rotate (1.57795217672807) translate (25.8cm 13.193cm)">
          <text:p text:style-name="P1"><text:span text:style-name="T15">fork</text:span></text:p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8" draw:layer="layout" svg:width="5.6cm" svg:height="1.8cm" draw:transform="rotate (1.57795217672807) translate (20.84cm 13.002cm)">
          <text:p text:style-name="P1"><text:span text:style-name="T15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8" draw:layer="layout" svg:width="17.4cm" svg:height="1.8cm" svg:x="4cm" svg:y="7.502cm">
          <text:p text:style-name="P1"><text:span text:style-name="T15">git pull (fetch + merge)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4" draw:text-style-name="P36" draw:layer="layout" svg:width="16.1cm" svg:height="25cm" svg:x="0.4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line draw:style-name="gr35" draw:text-style-name="P37" draw:layer="layout" svg:x1="3.733cm" svg:y1="3.497cm" svg:x2="3.733cm" svg:y2="25.4cm">
          <text:p/>
        </draw:line>
        <draw:line draw:style-name="gr35" draw:text-style-name="P38" draw:layer="layout" svg:x1="8.922cm" svg:y1="3.6cm" svg:x2="8.922cm" svg:y2="25.4cm">
          <text:p/>
        </draw:line>
        <draw:line draw:style-name="gr35" draw:text-style-name="P39" draw:layer="layout" svg:x1="14.173cm" svg:y1="3.497cm" svg:x2="14.173cm" svg:y2="25.4cm">
          <text:p/>
        </draw:line>
        <draw:custom-shape draw:style-name="gr36" draw:text-style-name="P41" draw:layer="layout" svg:width="4.301cm" svg:height="2cm" svg:x="1.6cm" svg:y="1.6cm">
          <text:p text:style-name="P40"><text:span text:style-name="T17">W</text:span><text:span text:style-name="T17">o</text:span><text:span text:style-name="T17">r</text:span><text:span text:style-name="T17">k</text:span><text:span text:style-name="T17">s</text:span><text:span text:style-name="T17">p</text:span><text:span text:style-name="T17">a</text:span><text:span text:style-name="T17">c</text:span><text:span text:style-name="T17">e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12.002cm" svg:y="1.6cm">
          <text:p text:style-name="P40"><text:span text:style-name="T17">L</text:span><text:span text:style-name="T17">o</text:span><text:span text:style-name="T17">c</text:span><text:span text:style-name="T17">al </text:span><text:span text:style-name="T17">r</text:span><text:span text:style-name="T17">e</text:span><text:span text:style-name="T17">p</text:span><text:span text:style-name="T17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6.799cm" svg:y="1.6cm">
          <text:p text:style-name="P40"><text:span text:style-name="T17">In</text:span><text:span text:style-name="T17">d</text:span><text:span text:style-name="T17">e</text:span><text:span text:style-name="T17">x </text:span><text:span text:style-name="T17">/ </text:span></text:p>
          <text:p text:style-name="P40"><text:span text:style-name="T17">st</text:span><text:span text:style-name="T17">a</text:span><text:span text:style-name="T17">gi</text:span><text:span text:style-name="T17">n</text:span><text:span text:style-name="T17">g </text:span><text:span text:style-name="T17">a</text:span><text:span text:style-name="T17">r</text:span><text:span text:style-name="T17">e</text:span><text:span text:style-name="T17">a</text:span></text:p>
          <draw:enhanced-geometry svg:viewBox="0 0 21600 21600" draw:type="rectangle" draw:enhanced-path="M 0 0 L 21600 0 21600 21600 0 21600 0 0 Z N"/>
        </draw:custom-shape>
        <draw:frame draw:style-name="gr38" draw:text-style-name="P43" draw:layer="layout" svg:width="4cm" svg:height="1.038cm" svg:x="0.1cm" svg:y="5.1cm">
          <draw:text-box>
            <text:p text:style-name="P42"><text:span text:style-name="T18">Initialize</text:span></text:p>
          </draw:text-box>
        </draw:frame>
        <draw:frame draw:style-name="gr39" draw:text-style-name="P45" draw:layer="layout" svg:width="4.655cm" svg:height="0.963cm" svg:x="6.545cm" svg:y="0.6cm">
          <draw:text-box>
            <text:p text:style-name="P44"><text:span text:style-name="T19">Your machine</text:span></text:p>
          </draw:text-box>
        </draw:frame>
        <draw:custom-shape draw:style-name="gr40" draw:text-style-name="P47" draw:layer="layout" svg:width="10.43cm" svg:height="1.531cm" svg:x="3.764cm" svg:y="5.036cm">
          <text:p text:style-name="P46"><text:span text:style-name="T20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34" draw:text-style-name="P48" draw:layer="layout" svg:width="16.1cm" svg:height="25cm" svg:x="0.4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line draw:style-name="gr35" draw:text-style-name="P37" draw:layer="layout" svg:x1="3.733cm" svg:y1="3.497cm" svg:x2="3.733cm" svg:y2="25.4cm">
          <text:p/>
        </draw:line>
        <draw:line draw:style-name="gr35" draw:text-style-name="P38" draw:layer="layout" svg:x1="8.922cm" svg:y1="3.6cm" svg:x2="8.922cm" svg:y2="25.4cm">
          <text:p/>
        </draw:line>
        <draw:line draw:style-name="gr35" draw:text-style-name="P39" draw:layer="layout" svg:x1="14.173cm" svg:y1="3.497cm" svg:x2="14.173cm" svg:y2="25.4cm">
          <text:p/>
        </draw:line>
        <draw:custom-shape draw:style-name="gr36" draw:text-style-name="P41" draw:layer="layout" svg:width="4.301cm" svg:height="2cm" svg:x="1.6cm" svg:y="1.6cm">
          <text:p text:style-name="P40"><text:span text:style-name="T17">Work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12.002cm" svg:y="1.6cm">
          <text:p text:style-name="P40"><text:span text:style-name="T17">Local rep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6.799cm" svg:y="1.6cm">
          <text:p text:style-name="P40"><text:span text:style-name="T17">Index / </text:span></text:p>
          <text:p text:style-name="P40"><text:span text:style-name="T17">staging area</text:span></text:p>
          <draw:enhanced-geometry svg:viewBox="0 0 21600 21600" draw:type="rectangle" draw:enhanced-path="M 0 0 L 21600 0 21600 21600 0 21600 0 0 Z N"/>
        </draw:custom-shape>
        <draw:frame draw:style-name="gr38" draw:text-style-name="P43" draw:layer="layout" svg:width="4cm" svg:height="1.038cm" svg:x="0.1cm" svg:y="5.1cm">
          <draw:text-box>
            <text:p text:style-name="P42"><text:span text:style-name="T18">Initialize</text:span></text:p>
          </draw:text-box>
        </draw:frame>
        <draw:frame draw:style-name="gr41" draw:text-style-name="P50" draw:layer="layout" svg:width="4cm" svg:height="1.825cm" svg:x="0.1cm" svg:y="7.6cm">
          <draw:text-box>
            <text:p text:style-name="P49"><text:span text:style-name="T21">Change</text:span></text:p>
          </draw:text-box>
        </draw:frame>
        <draw:custom-shape draw:style-name="gr42" draw:text-style-name="P52" draw:layer="layout" svg:width="5.215cm" svg:height="1.294cm" svg:x="8.958cm" svg:y="7.183cm">
          <text:p text:style-name="P51"><text:span text:style-name="T22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45" draw:layer="layout" svg:width="4.655cm" svg:height="0.963cm" svg:x="6.545cm" svg:y="0.6cm">
          <draw:text-box>
            <text:p text:style-name="P44"><text:span text:style-name="T19">Your machine</text:span></text:p>
          </draw:text-box>
        </draw:frame>
        <draw:custom-shape draw:style-name="gr43" draw:text-style-name="P52" draw:layer="layout" svg:width="5.215cm" svg:height="1.293cm" svg:x="3.743cm" svg:y="6.601cm">
          <text:p text:style-name="P51"><text:span text:style-name="T22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7" draw:layer="layout" svg:width="10.43cm" svg:height="1.531cm" svg:x="3.764cm" svg:y="5.036cm">
          <text:p text:style-name="P46"><text:span text:style-name="T20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34" draw:text-style-name="P48" draw:layer="layout" svg:width="16.1cm" svg:height="25cm" svg:x="0.4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line draw:style-name="gr35" draw:text-style-name="P37" draw:layer="layout" svg:x1="3.733cm" svg:y1="3.497cm" svg:x2="3.733cm" svg:y2="25.4cm">
          <text:p/>
        </draw:line>
        <draw:line draw:style-name="gr35" draw:text-style-name="P38" draw:layer="layout" svg:x1="8.922cm" svg:y1="3.6cm" svg:x2="8.922cm" svg:y2="25.4cm">
          <text:p/>
        </draw:line>
        <draw:line draw:style-name="gr35" draw:text-style-name="P39" draw:layer="layout" svg:x1="14.173cm" svg:y1="3.497cm" svg:x2="14.173cm" svg:y2="25.4cm">
          <text:p/>
        </draw:line>
        <draw:custom-shape draw:style-name="gr36" draw:text-style-name="P41" draw:layer="layout" svg:width="4.301cm" svg:height="2cm" svg:x="1.6cm" svg:y="1.6cm">
          <text:p text:style-name="P40"><text:span text:style-name="T17">W</text:span><text:span text:style-name="T17">o</text:span><text:span text:style-name="T17">r</text:span><text:span text:style-name="T17">k</text:span><text:span text:style-name="T17">s</text:span><text:span text:style-name="T17">p</text:span><text:span text:style-name="T17">a</text:span><text:span text:style-name="T17">c</text:span><text:span text:style-name="T17">e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12.002cm" svg:y="1.6cm">
          <text:p text:style-name="P40"><text:span text:style-name="T17">Local rep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6.799cm" svg:y="1.6cm">
          <text:p text:style-name="P40"><text:span text:style-name="T17">Inde</text:span><text:span text:style-name="T17">x / </text:span></text:p>
          <text:p text:style-name="P40"><text:span text:style-name="T17">stag</text:span><text:span text:style-name="T17">ing </text:span><text:span text:style-name="T17">area</text:span></text:p>
          <draw:enhanced-geometry svg:viewBox="0 0 21600 21600" draw:type="rectangle" draw:enhanced-path="M 0 0 L 21600 0 21600 21600 0 21600 0 0 Z N"/>
        </draw:custom-shape>
        <draw:frame draw:style-name="gr38" draw:text-style-name="P43" draw:layer="layout" svg:width="4cm" svg:height="1.038cm" svg:x="0.1cm" svg:y="5.1cm">
          <draw:text-box>
            <text:p text:style-name="P42"><text:span text:style-name="T18">Initialize</text:span></text:p>
          </draw:text-box>
        </draw:frame>
        <draw:frame draw:style-name="gr41" draw:text-style-name="P50" draw:layer="layout" svg:width="4cm" svg:height="1.825cm" svg:x="0.1cm" svg:y="7.6cm">
          <draw:text-box>
            <text:p text:style-name="P49"><text:span text:style-name="T21">Change</text:span></text:p>
          </draw:text-box>
        </draw:frame>
        <draw:frame draw:style-name="gr38" draw:text-style-name="P54" draw:layer="layout" svg:width="4cm" svg:height="1.038cm" svg:x="0.1cm" svg:y="10.996cm">
          <draw:text-box>
            <text:p text:style-name="P53"><text:span text:style-name="T23">Inspect</text:span></text:p>
          </draw:text-box>
        </draw:frame>
        <draw:custom-shape draw:style-name="gr42" draw:text-style-name="P52" draw:layer="layout" svg:width="5.215cm" svg:height="1.294cm" svg:x="8.958cm" svg:y="7.183cm">
          <text:p text:style-name="P51"><text:span text:style-name="T22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52" draw:layer="layout" svg:width="5.215cm" svg:height="1.293cm" svg:x="3.743cm" svg:y="6.601cm">
          <text:p text:style-name="P51"><text:span text:style-name="T22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7" draw:layer="layout" svg:width="10.43cm" svg:height="1.531cm" svg:x="3.764cm" svg:y="5.036cm">
          <text:p text:style-name="P46"><text:span text:style-name="T20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5" draw:layer="layout" svg:width="10.429cm" svg:height="1.531cm" svg:x="3.745cm" svg:y="12.48cm">
          <text:p text:style-name="P46"><text:span text:style-name="T20">diff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55" draw:layer="layout" svg:width="5.214cm" svg:height="1.531cm" svg:x="3.745cm" svg:y="10.678cm">
          <text:p text:style-name="P46"><text:span text:style-name="T20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55" draw:layer="layout" svg:width="5.201cm" svg:height="1.236cm" svg:x="3.721cm" svg:y="9.1cm">
          <text:p text:style-name="P46"><text:span text:style-name="T20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45" draw:layer="layout" svg:width="4.655cm" svg:height="0.963cm" svg:x="6.546cm" svg:y="0.601cm">
          <draw:text-box>
            <text:p text:style-name="P44"><text:span text:style-name="T19">Your machin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47" draw:text-style-name="P56" draw:layer="layout" svg:width="10.1cm" svg:height="25cm" svg:x="16.9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custom-shape draw:style-name="gr34" draw:text-style-name="P48" draw:layer="layout" svg:width="16.1cm" svg:height="25cm" svg:x="0.4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line draw:style-name="gr35" draw:text-style-name="P37" draw:layer="layout" svg:x1="3.733cm" svg:y1="3.497cm" svg:x2="3.733cm" svg:y2="25.4cm">
          <text:p/>
        </draw:line>
        <draw:line draw:style-name="gr35" draw:text-style-name="P38" draw:layer="layout" svg:x1="8.922cm" svg:y1="3.6cm" svg:x2="8.922cm" svg:y2="25.4cm">
          <text:p/>
        </draw:line>
        <draw:line draw:style-name="gr35" draw:text-style-name="P39" draw:layer="layout" svg:x1="14.173cm" svg:y1="3.497cm" svg:x2="14.173cm" svg:y2="25.4cm">
          <text:p/>
        </draw:line>
        <draw:custom-shape draw:style-name="gr36" draw:text-style-name="P41" draw:layer="layout" svg:width="4.301cm" svg:height="2cm" svg:x="1.6cm" svg:y="1.6cm">
          <text:p text:style-name="P40"><text:span text:style-name="T17">Wor</text:span><text:span text:style-name="T17">ksp</text:span><text:span text:style-name="T17">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12.002cm" svg:y="1.6cm">
          <text:p text:style-name="P40"><text:span text:style-name="T17">Local rep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6.799cm" svg:y="1.6cm">
          <text:p text:style-name="P40"><text:span text:style-name="T17">Index / </text:span></text:p>
          <text:p text:style-name="P40"><text:span text:style-name="T17">staging area</text:span></text:p>
          <draw:enhanced-geometry svg:viewBox="0 0 21600 21600" draw:type="rectangle" draw:enhanced-path="M 0 0 L 21600 0 21600 21600 0 21600 0 0 Z N"/>
        </draw:custom-shape>
        <draw:frame draw:style-name="gr38" draw:text-style-name="P43" draw:layer="layout" svg:width="4cm" svg:height="1.038cm" svg:x="0.1cm" svg:y="5.1cm">
          <draw:text-box>
            <text:p text:style-name="P42"><text:span text:style-name="T18">Initialize</text:span></text:p>
          </draw:text-box>
        </draw:frame>
        <draw:frame draw:style-name="gr41" draw:text-style-name="P50" draw:layer="layout" svg:width="4cm" svg:height="1.825cm" svg:x="0.1cm" svg:y="7.6cm">
          <draw:text-box>
            <text:p text:style-name="P49"><text:span text:style-name="T21">Change</text:span></text:p>
          </draw:text-box>
        </draw:frame>
        <draw:frame draw:style-name="gr38" draw:text-style-name="P54" draw:layer="layout" svg:width="4cm" svg:height="1.038cm" svg:x="0.1cm" svg:y="10.996cm">
          <draw:text-box>
            <text:p text:style-name="P53"><text:span text:style-name="T23">Inspect</text:span></text:p>
          </draw:text-box>
        </draw:frame>
        <draw:custom-shape draw:style-name="gr37" draw:text-style-name="P41" draw:layer="layout" svg:width="4.3cm" svg:height="2cm" svg:x="17.201cm" svg:y="1.6cm">
          <text:p text:style-name="P40"><text:span text:style-name="T17">Your </text:span></text:p>
          <text:p text:style-name="P40"><text:span text:style-name="T17">remote repo</text:span></text:p>
          <draw:enhanced-geometry svg:viewBox="0 0 21600 21600" draw:type="rectangle" draw:enhanced-path="M 0 0 L 21600 0 21600 21600 0 21600 0 0 Z N"/>
        </draw:custom-shape>
        <draw:custom-shape draw:style-name="gr42" draw:text-style-name="P52" draw:layer="layout" svg:width="5.215cm" svg:height="1.294cm" svg:x="8.958cm" svg:y="7.183cm">
          <text:p text:style-name="P51"><text:span text:style-name="T22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52" draw:layer="layout" svg:width="5.214cm" svg:height="1.294cm" svg:x="14.174cm" svg:y="7.706cm">
          <text:p text:style-name="P51"><text:span text:style-name="T22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45" draw:layer="layout" svg:width="4.655cm" svg:height="0.963cm" svg:x="6.545cm" svg:y="0.6cm">
          <draw:text-box>
            <text:p text:style-name="P44"><text:span text:style-name="T19">Your </text:span><text:span text:style-name="T19">machine</text:span></text:p>
          </draw:text-box>
        </draw:frame>
        <draw:custom-shape draw:style-name="gr43" draw:text-style-name="P52" draw:layer="layout" svg:width="5.215cm" svg:height="1.293cm" svg:x="3.743cm" svg:y="6.601cm">
          <text:p text:style-name="P51"><text:span text:style-name="T22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7" draw:layer="layout" svg:width="10.43cm" svg:height="1.531cm" svg:x="3.764cm" svg:y="5.036cm">
          <text:p text:style-name="P46"><text:span text:style-name="T20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5" draw:layer="layout" svg:width="10.429cm" svg:height="1.531cm" svg:x="3.745cm" svg:y="12.48cm">
          <text:p text:style-name="P46"><text:span text:style-name="T20">diff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55" draw:layer="layout" svg:width="5.214cm" svg:height="1.531cm" svg:x="3.745cm" svg:y="10.678cm">
          <text:p text:style-name="P46"><text:span text:style-name="T20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55" draw:layer="layout" svg:width="5.201cm" svg:height="1.236cm" svg:x="3.721cm" svg:y="9.1cm">
          <text:p text:style-name="P46"><text:span text:style-name="T20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5" draw:text-style-name="P39" draw:layer="layout" svg:x1="19.373cm" svg:y1="3.498cm" svg:x2="19.373cm" svg:y2="25.401cm">
          <text:p/>
        </draw:line>
        <draw:frame draw:style-name="gr39" draw:text-style-name="P45" draw:layer="layout" svg:width="4.498cm" svg:height="0.963cm" svg:x="19.502cm" svg:y="0.601cm">
          <draw:text-box>
            <text:p text:style-name="P44"><text:span text:style-name="T19">(e.g., </text:span><text:span text:style-name="T19">GitHub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47" draw:text-style-name="P56" draw:layer="layout" svg:width="10.1cm" svg:height="25cm" svg:x="16.9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custom-shape draw:style-name="gr34" draw:text-style-name="P48" draw:layer="layout" svg:width="16.1cm" svg:height="25cm" svg:x="0.4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line draw:style-name="gr35" draw:text-style-name="P37" draw:layer="layout" svg:x1="3.733cm" svg:y1="3.497cm" svg:x2="3.733cm" svg:y2="25.4cm">
          <text:p/>
        </draw:line>
        <draw:line draw:style-name="gr35" draw:text-style-name="P38" draw:layer="layout" svg:x1="8.922cm" svg:y1="3.6cm" svg:x2="8.922cm" svg:y2="25.4cm">
          <text:p/>
        </draw:line>
        <draw:line draw:style-name="gr35" draw:text-style-name="P39" draw:layer="layout" svg:x1="14.173cm" svg:y1="3.497cm" svg:x2="14.173cm" svg:y2="25.4cm">
          <text:p/>
        </draw:line>
        <draw:custom-shape draw:style-name="gr36" draw:text-style-name="P41" draw:layer="layout" svg:width="4.301cm" svg:height="2cm" svg:x="1.6cm" svg:y="1.6cm">
          <text:p text:style-name="P40"><text:span text:style-name="T17">Work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12.002cm" svg:y="1.6cm">
          <text:p text:style-name="P40"><text:span text:style-name="T17">L</text:span><text:span text:style-name="T17">o</text:span><text:span text:style-name="T17">c</text:span><text:span text:style-name="T17">al </text:span><text:span text:style-name="T17">r</text:span><text:span text:style-name="T17">e</text:span><text:span text:style-name="T17">p</text:span><text:span text:style-name="T17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6.799cm" svg:y="1.6cm">
          <text:p text:style-name="P40"><text:span text:style-name="T17">In</text:span><text:span text:style-name="T17">d</text:span><text:span text:style-name="T17">e</text:span><text:span text:style-name="T17">x </text:span><text:span text:style-name="T17">/ </text:span></text:p>
          <text:p text:style-name="P40"><text:span text:style-name="T17">st</text:span><text:span text:style-name="T17">a</text:span><text:span text:style-name="T17">gi</text:span><text:span text:style-name="T17">n</text:span><text:span text:style-name="T17">g </text:span><text:span text:style-name="T17">a</text:span><text:span text:style-name="T17">r</text:span><text:span text:style-name="T17">e</text:span><text:span text:style-name="T17">a</text:span></text:p>
          <draw:enhanced-geometry svg:viewBox="0 0 21600 21600" draw:type="rectangle" draw:enhanced-path="M 0 0 L 21600 0 21600 21600 0 21600 0 0 Z N"/>
        </draw:custom-shape>
        <draw:frame draw:style-name="gr38" draw:text-style-name="P43" draw:layer="layout" svg:width="4cm" svg:height="1.038cm" svg:x="0.1cm" svg:y="5.1cm">
          <draw:text-box>
            <text:p text:style-name="P42"><text:span text:style-name="T18">Initialize</text:span></text:p>
          </draw:text-box>
        </draw:frame>
        <draw:frame draw:style-name="gr41" draw:text-style-name="P50" draw:layer="layout" svg:width="4cm" svg:height="1.825cm" svg:x="0.1cm" svg:y="7.6cm">
          <draw:text-box>
            <text:p text:style-name="P49"><text:span text:style-name="T21">Change</text:span></text:p>
          </draw:text-box>
        </draw:frame>
        <draw:frame draw:style-name="gr38" draw:text-style-name="P58" draw:layer="layout" svg:width="4cm" svg:height="1.038cm" svg:x="0.1cm" svg:y="16.1cm">
          <draw:text-box>
            <text:p text:style-name="P57"><text:span text:style-name="T24">Update</text:span></text:p>
          </draw:text-box>
        </draw:frame>
        <draw:frame draw:style-name="gr38" draw:text-style-name="P54" draw:layer="layout" svg:width="4cm" svg:height="1.038cm" svg:x="0.1cm" svg:y="10.996cm">
          <draw:text-box>
            <text:p text:style-name="P53"><text:span text:style-name="T23">Inspect</text:span></text:p>
          </draw:text-box>
        </draw:frame>
        <draw:custom-shape draw:style-name="gr37" draw:text-style-name="P41" draw:layer="layout" svg:width="4.3cm" svg:height="2cm" svg:x="17.201cm" svg:y="1.6cm">
          <text:p text:style-name="P40"><text:span text:style-name="T17">Your </text:span></text:p>
          <text:p text:style-name="P40"><text:span text:style-name="T17">remote repo</text:span></text:p>
          <draw:enhanced-geometry svg:viewBox="0 0 21600 21600" draw:type="rectangle" draw:enhanced-path="M 0 0 L 21600 0 21600 21600 0 21600 0 0 Z N"/>
        </draw:custom-shape>
        <draw:custom-shape draw:style-name="gr42" draw:text-style-name="P52" draw:layer="layout" svg:width="5.215cm" svg:height="1.294cm" svg:x="8.958cm" svg:y="7.183cm">
          <text:p text:style-name="P51"><text:span text:style-name="T22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52" draw:layer="layout" svg:width="5.214cm" svg:height="1.294cm" svg:x="14.174cm" svg:y="7.706cm">
          <text:p text:style-name="P51"><text:span text:style-name="T22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45" draw:layer="layout" svg:width="4.655cm" svg:height="0.963cm" svg:x="6.545cm" svg:y="0.6cm">
          <draw:text-box>
            <text:p text:style-name="P44"><text:span text:style-name="T19">Your machine</text:span></text:p>
          </draw:text-box>
        </draw:frame>
        <draw:custom-shape draw:style-name="gr49" draw:text-style-name="P47" draw:layer="layout" svg:width="15.645cm" svg:height="1.531cm" svg:x="3.743cm" svg:y="3.8cm">
          <text:p text:style-name="P46"><text:span text:style-name="T20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52" draw:layer="layout" svg:width="5.215cm" svg:height="1.293cm" svg:x="3.743cm" svg:y="6.601cm">
          <text:p text:style-name="P51"><text:span text:style-name="T22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7" draw:layer="layout" svg:width="10.43cm" svg:height="1.531cm" svg:x="3.764cm" svg:y="5.036cm">
          <text:p text:style-name="P46"><text:span text:style-name="T20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59" draw:layer="layout" svg:width="10.43cm" svg:height="1.53cm" svg:x="3.743cm" svg:y="14.943cm">
          <text:p text:style-name="P46"><text:span text:style-name="T20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59" draw:layer="layout" svg:width="5.215cm" svg:height="1.531cm" svg:x="14.173cm" svg:y="14.283cm">
          <text:p text:style-name="P46"><text:span text:style-name="T20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59" draw:layer="layout" svg:width="15.645cm" svg:height="1.532cm" svg:x="3.743cm" svg:y="16.819cm">
          <text:p text:style-name="P46"><text:span text:style-name="T20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55" draw:layer="layout" svg:width="10.429cm" svg:height="1.531cm" svg:x="3.745cm" svg:y="12.48cm">
          <text:p text:style-name="P46"><text:span text:style-name="T20">diff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55" draw:layer="layout" svg:width="5.214cm" svg:height="1.531cm" svg:x="3.745cm" svg:y="10.678cm">
          <text:p text:style-name="P46"><text:span text:style-name="T20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55" draw:layer="layout" svg:width="5.201cm" svg:height="1.236cm" svg:x="3.721cm" svg:y="9.1cm">
          <text:p text:style-name="P46"><text:span text:style-name="T20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5" draw:text-style-name="P39" draw:layer="layout" svg:x1="19.373cm" svg:y1="3.499cm" svg:x2="19.373cm" svg:y2="25.402cm">
          <text:p/>
        </draw:line>
        <draw:frame draw:style-name="gr39" draw:text-style-name="P45" draw:layer="layout" svg:width="4.498cm" svg:height="0.963cm" svg:x="19.502cm" svg:y="0.601cm">
          <draw:text-box>
            <text:p text:style-name="P44"><text:span text:style-name="T19">(e.g., GitHub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47" draw:text-style-name="P56" draw:layer="layout" svg:width="10.1cm" svg:height="25cm" svg:x="16.9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custom-shape draw:style-name="gr34" draw:text-style-name="P48" draw:layer="layout" svg:width="16.1cm" svg:height="25cm" svg:x="0.4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line draw:style-name="gr35" draw:text-style-name="P37" draw:layer="layout" svg:x1="3.733cm" svg:y1="3.497cm" svg:x2="3.733cm" svg:y2="25.4cm">
          <text:p/>
        </draw:line>
        <draw:line draw:style-name="gr35" draw:text-style-name="P38" draw:layer="layout" svg:x1="8.922cm" svg:y1="3.6cm" svg:x2="8.922cm" svg:y2="25.4cm">
          <text:p/>
        </draw:line>
        <draw:line draw:style-name="gr35" draw:text-style-name="P39" draw:layer="layout" svg:x1="14.173cm" svg:y1="3.497cm" svg:x2="14.173cm" svg:y2="25.4cm">
          <text:p/>
        </draw:line>
        <draw:line draw:style-name="gr35" draw:text-style-name="P39" draw:layer="layout" svg:x1="19.388cm" svg:y1="3.497cm" svg:x2="19.388cm" svg:y2="25.4cm">
          <text:p/>
        </draw:line>
        <draw:line draw:style-name="gr35" draw:text-style-name="P38" draw:layer="layout" svg:x1="24.6cm" svg:y1="3.6cm" svg:x2="24.6cm" svg:y2="25.4cm">
          <text:p/>
        </draw:line>
        <draw:custom-shape draw:style-name="gr36" draw:text-style-name="P41" draw:layer="layout" svg:width="4.301cm" svg:height="2cm" svg:x="1.6cm" svg:y="1.6cm">
          <text:p text:style-name="P40"><text:span text:style-name="T17">Work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12.002cm" svg:y="1.6cm">
          <text:p text:style-name="P40"><text:span text:style-name="T17">Local rep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6.799cm" svg:y="1.6cm">
          <text:p text:style-name="P40"><text:span text:style-name="T17">Index / </text:span></text:p>
          <text:p text:style-name="P40"><text:span text:style-name="T17">staging area</text:span></text:p>
          <draw:enhanced-geometry svg:viewBox="0 0 21600 21600" draw:type="rectangle" draw:enhanced-path="M 0 0 L 21600 0 21600 21600 0 21600 0 0 Z N"/>
        </draw:custom-shape>
        <draw:custom-shape draw:style-name="gr36" draw:text-style-name="P41" draw:layer="layout" svg:width="4.301cm" svg:height="2cm" svg:x="22.399cm" svg:y="1.6cm">
          <text:p text:style-name="P40"><text:span text:style-name="T17">Another</text:span><text:span text:style-name="T17"><text:line-break/></text:span><text:span text:style-name="T17">remote repo</text:span></text:p>
          <draw:enhanced-geometry svg:viewBox="0 0 21600 21600" draw:type="rectangle" draw:enhanced-path="M 0 0 L 21600 0 21600 21600 0 21600 0 0 Z N"/>
        </draw:custom-shape>
        <draw:frame draw:style-name="gr38" draw:text-style-name="P43" draw:layer="layout" svg:width="4cm" svg:height="1.038cm" svg:x="0.1cm" svg:y="5.1cm">
          <draw:text-box>
            <text:p text:style-name="P42"><text:span text:style-name="T18">Initialize</text:span></text:p>
          </draw:text-box>
        </draw:frame>
        <draw:frame draw:style-name="gr41" draw:text-style-name="P50" draw:layer="layout" svg:width="4cm" svg:height="1.825cm" svg:x="0.1cm" svg:y="7.6cm">
          <draw:text-box>
            <text:p text:style-name="P49"><text:span text:style-name="T21">Change</text:span></text:p>
          </draw:text-box>
        </draw:frame>
        <draw:frame draw:style-name="gr38" draw:text-style-name="P58" draw:layer="layout" svg:width="4cm" svg:height="1.038cm" svg:x="0.1cm" svg:y="16.1cm">
          <draw:text-box>
            <text:p text:style-name="P57"><text:span text:style-name="T24">Update</text:span></text:p>
          </draw:text-box>
        </draw:frame>
        <draw:frame draw:style-name="gr38" draw:text-style-name="P54" draw:layer="layout" svg:width="4cm" svg:height="1.038cm" svg:x="0.1cm" svg:y="10.996cm">
          <draw:text-box>
            <text:p text:style-name="P53"><text:span text:style-name="T23">Inspect</text:span></text:p>
          </draw:text-box>
        </draw:frame>
        <draw:custom-shape draw:style-name="gr37" draw:text-style-name="P41" draw:layer="layout" svg:width="4.3cm" svg:height="2cm" svg:x="17.201cm" svg:y="1.6cm">
          <text:p text:style-name="P40"><text:span text:style-name="T17">Your </text:span></text:p>
          <text:p text:style-name="P40"><text:span text:style-name="T17">remote repo</text:span></text:p>
          <draw:enhanced-geometry svg:viewBox="0 0 21600 21600" draw:type="rectangle" draw:enhanced-path="M 0 0 L 21600 0 21600 21600 0 21600 0 0 Z N"/>
        </draw:custom-shape>
        <draw:custom-shape draw:style-name="gr42" draw:text-style-name="P52" draw:layer="layout" svg:width="5.215cm" svg:height="1.294cm" svg:x="8.958cm" svg:y="7.183cm">
          <text:p text:style-name="P51"><text:span text:style-name="T22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52" draw:layer="layout" svg:width="5.214cm" svg:height="1.294cm" svg:x="14.174cm" svg:y="7.706cm">
          <text:p text:style-name="P51"><text:span text:style-name="T22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45" draw:layer="layout" svg:width="4.655cm" svg:height="0.963cm" svg:x="6.545cm" svg:y="0.6cm">
          <draw:text-box>
            <text:p text:style-name="P44"><text:span text:style-name="T19">Your machine</text:span></text:p>
          </draw:text-box>
        </draw:frame>
        <draw:frame draw:style-name="gr39" draw:text-style-name="P45" draw:layer="layout" svg:width="4.498cm" svg:height="0.963cm" svg:x="19.502cm" svg:y="0.6cm">
          <draw:text-box>
            <text:p text:style-name="P44"><text:span text:style-name="T19">(e.g., GitHub)</text:span></text:p>
          </draw:text-box>
        </draw:frame>
        <draw:custom-shape draw:style-name="gr48" draw:text-style-name="P61" draw:layer="layout" svg:width="5.214cm" svg:height="1.294cm" svg:x="19.389cm" svg:y="8.27cm">
          <text:p text:style-name="P60"><text:span text:style-name="T25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63" draw:layer="layout" svg:width="5.215cm" svg:height="1.236cm" svg:x="19.388cm" svg:y="5.87cm">
          <text:p text:style-name="P62"><text:span text:style-name="T25">for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47" draw:layer="layout" svg:width="15.645cm" svg:height="1.531cm" svg:x="3.743cm" svg:y="3.8cm">
          <text:p text:style-name="P46"><text:span text:style-name="T20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64" draw:layer="layout" svg:width="4.382cm" svg:height="1.236cm" svg:x="20.217cm" svg:y="3.946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66" draw:layer="layout" svg:width="1.711cm" svg:height="0.916cm" svg:x="19.234cm" svg:y="4.19cm">
          <draw:text-box>
            <text:p text:style-name="P65"><text:span text:style-name="T26">OR</text:span></text:p>
          </draw:text-box>
        </draw:frame>
        <draw:custom-shape draw:style-name="gr43" draw:text-style-name="P52" draw:layer="layout" svg:width="5.215cm" svg:height="1.293cm" svg:x="3.743cm" svg:y="6.601cm">
          <text:p text:style-name="P51"><text:span text:style-name="T22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7" draw:layer="layout" svg:width="10.43cm" svg:height="1.531cm" svg:x="3.764cm" svg:y="5.036cm">
          <text:p text:style-name="P46"><text:span text:style-name="T20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59" draw:layer="layout" svg:width="10.43cm" svg:height="1.53cm" svg:x="3.743cm" svg:y="14.943cm">
          <text:p text:style-name="P46"><text:span text:style-name="T20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59" draw:layer="layout" svg:width="5.215cm" svg:height="1.531cm" svg:x="14.173cm" svg:y="14.283cm">
          <text:p text:style-name="P46"><text:span text:style-name="T20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67" draw:layer="layout" svg:width="4.382cm" svg:height="1.236cm" svg:x="20.217cm" svg:y="14.433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66" draw:layer="layout" svg:width="1.711cm" svg:height="0.916cm" svg:x="19.234cm" svg:y="14.677cm">
          <draw:text-box>
            <text:p text:style-name="P65"><text:span text:style-name="T26">OR</text:span></text:p>
          </draw:text-box>
        </draw:frame>
        <draw:custom-shape draw:style-name="gr52" draw:text-style-name="P59" draw:layer="layout" svg:width="15.645cm" svg:height="1.532cm" svg:x="3.743cm" svg:y="16.819cm">
          <text:p text:style-name="P46"><text:span text:style-name="T20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67" draw:layer="layout" svg:width="4.382cm" svg:height="1.236cm" svg:x="20.217cm" svg:y="16.9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66" draw:layer="layout" svg:width="1.711cm" svg:height="0.917cm" svg:x="19.234cm" svg:y="17.223cm">
          <draw:text-box>
            <text:p text:style-name="P65"><text:span text:style-name="T26">OR</text:span></text:p>
          </draw:text-box>
        </draw:frame>
        <draw:custom-shape draw:style-name="gr44" draw:text-style-name="P55" draw:layer="layout" svg:width="10.429cm" svg:height="1.531cm" svg:x="3.745cm" svg:y="12.48cm">
          <text:p text:style-name="P46"><text:span text:style-name="T20">diff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55" draw:layer="layout" svg:width="5.214cm" svg:height="1.531cm" svg:x="3.745cm" svg:y="10.678cm">
          <text:p text:style-name="P46"><text:span text:style-name="T20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55" draw:layer="layout" svg:width="5.201cm" svg:height="1.236cm" svg:x="3.721cm" svg:y="9.1cm">
          <text:p text:style-name="P46"><text:span text:style-name="T20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47" draw:text-style-name="P56" draw:layer="layout" svg:width="10.1cm" svg:height="25cm" svg:x="16.9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custom-shape draw:style-name="gr34" draw:text-style-name="P48" draw:layer="layout" svg:width="16.1cm" svg:height="25cm" svg:x="0.4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line draw:style-name="gr35" draw:text-style-name="P37" draw:layer="layout" svg:x1="3.733cm" svg:y1="3.497cm" svg:x2="3.733cm" svg:y2="25.4cm">
          <text:p/>
        </draw:line>
        <draw:line draw:style-name="gr35" draw:text-style-name="P38" draw:layer="layout" svg:x1="8.922cm" svg:y1="3.6cm" svg:x2="8.922cm" svg:y2="25.4cm">
          <text:p/>
        </draw:line>
        <draw:line draw:style-name="gr35" draw:text-style-name="P39" draw:layer="layout" svg:x1="14.173cm" svg:y1="3.497cm" svg:x2="14.173cm" svg:y2="25.4cm">
          <text:p/>
        </draw:line>
        <draw:line draw:style-name="gr35" draw:text-style-name="P39" draw:layer="layout" svg:x1="19.388cm" svg:y1="3.497cm" svg:x2="19.388cm" svg:y2="25.4cm">
          <text:p/>
        </draw:line>
        <draw:line draw:style-name="gr35" draw:text-style-name="P38" draw:layer="layout" svg:x1="24.6cm" svg:y1="3.6cm" svg:x2="24.6cm" svg:y2="25.4cm">
          <text:p/>
        </draw:line>
        <draw:custom-shape draw:style-name="gr36" draw:text-style-name="P41" draw:layer="layout" svg:width="4.301cm" svg:height="2cm" svg:x="1.6cm" svg:y="1.6cm">
          <text:p text:style-name="P40"><text:span text:style-name="T17">Work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12.002cm" svg:y="1.6cm">
          <text:p text:style-name="P40"><text:span text:style-name="T17">Local rep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6.799cm" svg:y="1.6cm">
          <text:p text:style-name="P40"><text:span text:style-name="T17">Index / </text:span></text:p>
          <text:p text:style-name="P40"><text:span text:style-name="T17">staging area</text:span></text:p>
          <draw:enhanced-geometry svg:viewBox="0 0 21600 21600" draw:type="rectangle" draw:enhanced-path="M 0 0 L 21600 0 21600 21600 0 21600 0 0 Z N"/>
        </draw:custom-shape>
        <draw:custom-shape draw:style-name="gr36" draw:text-style-name="P41" draw:layer="layout" svg:width="4.301cm" svg:height="2cm" svg:x="22.399cm" svg:y="1.6cm">
          <text:p text:style-name="P40"><text:span text:style-name="T17">Another</text:span><text:span text:style-name="T17"><text:line-break/></text:span><text:span text:style-name="T17">remote repo</text:span></text:p>
          <draw:enhanced-geometry svg:viewBox="0 0 21600 21600" draw:type="rectangle" draw:enhanced-path="M 0 0 L 21600 0 21600 21600 0 21600 0 0 Z N"/>
        </draw:custom-shape>
        <draw:frame draw:style-name="gr38" draw:text-style-name="P43" draw:layer="layout" svg:width="4cm" svg:height="1.038cm" svg:x="0.1cm" svg:y="5.1cm">
          <draw:text-box>
            <text:p text:style-name="P42"><text:span text:style-name="T18">Initialize</text:span></text:p>
          </draw:text-box>
        </draw:frame>
        <draw:frame draw:style-name="gr41" draw:text-style-name="P50" draw:layer="layout" svg:width="4cm" svg:height="1.825cm" svg:x="0.1cm" svg:y="7.6cm">
          <draw:text-box>
            <text:p text:style-name="P49"><text:span text:style-name="T21">Change</text:span></text:p>
          </draw:text-box>
        </draw:frame>
        <draw:frame draw:style-name="gr38" draw:text-style-name="P58" draw:layer="layout" svg:width="4cm" svg:height="1.038cm" svg:x="0.1cm" svg:y="16.1cm">
          <draw:text-box>
            <text:p text:style-name="P57"><text:span text:style-name="T24">Update</text:span></text:p>
          </draw:text-box>
        </draw:frame>
        <draw:frame draw:style-name="gr38" draw:text-style-name="P69" draw:layer="layout" svg:width="4cm" svg:height="1.038cm" svg:x="0.1cm" svg:y="19.7cm">
          <draw:text-box>
            <text:p text:style-name="P68"><text:span text:style-name="T27">Undo</text:span></text:p>
          </draw:text-box>
        </draw:frame>
        <draw:frame draw:style-name="gr38" draw:text-style-name="P54" draw:layer="layout" svg:width="4cm" svg:height="1.038cm" svg:x="0.1cm" svg:y="10.996cm">
          <draw:text-box>
            <text:p text:style-name="P53"><text:span text:style-name="T23">Inspect</text:span></text:p>
          </draw:text-box>
        </draw:frame>
        <draw:custom-shape draw:style-name="gr37" draw:text-style-name="P41" draw:layer="layout" svg:width="4.3cm" svg:height="2cm" svg:x="17.201cm" svg:y="1.6cm">
          <text:p text:style-name="P40"><text:span text:style-name="T17">Your </text:span></text:p>
          <text:p text:style-name="P40"><text:span text:style-name="T17">remote repo</text:span></text:p>
          <draw:enhanced-geometry svg:viewBox="0 0 21600 21600" draw:type="rectangle" draw:enhanced-path="M 0 0 L 21600 0 21600 21600 0 21600 0 0 Z N"/>
        </draw:custom-shape>
        <draw:custom-shape draw:style-name="gr42" draw:text-style-name="P52" draw:layer="layout" svg:width="5.215cm" svg:height="1.294cm" svg:x="8.958cm" svg:y="7.183cm">
          <text:p text:style-name="P51"><text:span text:style-name="T22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52" draw:layer="layout" svg:width="5.214cm" svg:height="1.294cm" svg:x="14.174cm" svg:y="7.706cm">
          <text:p text:style-name="P51"><text:span text:style-name="T22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45" draw:layer="layout" svg:width="4.655cm" svg:height="0.963cm" svg:x="6.545cm" svg:y="0.6cm">
          <draw:text-box>
            <text:p text:style-name="P44"><text:span text:style-name="T19">Your machine</text:span></text:p>
          </draw:text-box>
        </draw:frame>
        <draw:frame draw:style-name="gr39" draw:text-style-name="P45" draw:layer="layout" svg:width="4.498cm" svg:height="0.963cm" svg:x="19.502cm" svg:y="0.6cm">
          <draw:text-box>
            <text:p text:style-name="P44"><text:span text:style-name="T19">(e.g., GitHub)</text:span></text:p>
          </draw:text-box>
        </draw:frame>
        <draw:custom-shape draw:style-name="gr48" draw:text-style-name="P61" draw:layer="layout" svg:width="5.214cm" svg:height="1.294cm" svg:x="19.389cm" svg:y="8.27cm">
          <text:p text:style-name="P60"><text:span text:style-name="T25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63" draw:layer="layout" svg:width="5.215cm" svg:height="1.236cm" svg:x="19.388cm" svg:y="5.87cm">
          <text:p text:style-name="P62"><text:span text:style-name="T25">for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47" draw:layer="layout" svg:width="15.645cm" svg:height="1.531cm" svg:x="3.743cm" svg:y="3.8cm">
          <text:p text:style-name="P46"><text:span text:style-name="T20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64" draw:layer="layout" svg:width="4.382cm" svg:height="1.236cm" svg:x="20.217cm" svg:y="3.946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66" draw:layer="layout" svg:width="1.711cm" svg:height="0.916cm" svg:x="19.234cm" svg:y="4.19cm">
          <draw:text-box>
            <text:p text:style-name="P65"><text:span text:style-name="T26">OR</text:span></text:p>
          </draw:text-box>
        </draw:frame>
        <draw:custom-shape draw:style-name="gr43" draw:text-style-name="P52" draw:layer="layout" svg:width="5.215cm" svg:height="1.293cm" svg:x="3.743cm" svg:y="6.601cm">
          <text:p text:style-name="P51"><text:span text:style-name="T22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7" draw:layer="layout" svg:width="10.43cm" svg:height="1.531cm" svg:x="3.764cm" svg:y="5.036cm">
          <text:p text:style-name="P46"><text:span text:style-name="T20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70" draw:layer="layout" svg:width="10.43cm" svg:height="1.531cm" svg:x="3.743cm" svg:y="20.684cm">
          <text:p text:style-name="P46"><text:span text:style-name="T20">rese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70" draw:layer="layout" svg:width="5.215cm" svg:height="1.53cm" svg:x="3.743cm" svg:y="18.845cm">
          <text:p text:style-name="P46"><text:span text:style-name="T20">reset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59" draw:layer="layout" svg:width="10.43cm" svg:height="1.53cm" svg:x="3.743cm" svg:y="14.943cm">
          <text:p text:style-name="P46"><text:span text:style-name="T20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59" draw:layer="layout" svg:width="5.215cm" svg:height="1.531cm" svg:x="14.173cm" svg:y="14.283cm">
          <text:p text:style-name="P46"><text:span text:style-name="T20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67" draw:layer="layout" svg:width="4.382cm" svg:height="1.236cm" svg:x="20.217cm" svg:y="14.433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66" draw:layer="layout" svg:width="1.711cm" svg:height="0.916cm" svg:x="19.234cm" svg:y="14.677cm">
          <draw:text-box>
            <text:p text:style-name="P65"><text:span text:style-name="T26">OR</text:span></text:p>
          </draw:text-box>
        </draw:frame>
        <draw:custom-shape draw:style-name="gr52" draw:text-style-name="P59" draw:layer="layout" svg:width="15.645cm" svg:height="1.532cm" svg:x="3.743cm" svg:y="16.819cm">
          <text:p text:style-name="P46"><text:span text:style-name="T20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67" draw:layer="layout" svg:width="4.382cm" svg:height="1.236cm" svg:x="20.217cm" svg:y="16.9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66" draw:layer="layout" svg:width="1.711cm" svg:height="0.917cm" svg:x="19.234cm" svg:y="17.223cm">
          <draw:text-box>
            <text:p text:style-name="P65"><text:span text:style-name="T26">OR</text:span></text:p>
          </draw:text-box>
        </draw:frame>
        <draw:custom-shape draw:style-name="gr44" draw:text-style-name="P55" draw:layer="layout" svg:width="10.429cm" svg:height="1.531cm" svg:x="3.745cm" svg:y="12.48cm">
          <text:p text:style-name="P46"><text:span text:style-name="T20">diff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55" draw:layer="layout" svg:width="5.214cm" svg:height="1.531cm" svg:x="3.745cm" svg:y="10.678cm">
          <text:p text:style-name="P46"><text:span text:style-name="T20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55" draw:layer="layout" svg:width="1.879cm" svg:height="1.236cm" svg:x="13.233cm" svg:y="10.2cm">
          <text:p text:style-name="P46"><text:span text:style-name="T20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55" draw:layer="layout" svg:width="5.201cm" svg:height="1.236cm" svg:x="3.721cm" svg:y="9.1cm">
          <text:p text:style-name="P46"><text:span text:style-name="T20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56" draw:layer="layout" svg:width="10.1cm" svg:height="25cm" svg:x="16.9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custom-shape draw:style-name="gr34" draw:text-style-name="P48" draw:layer="layout" svg:width="16.1cm" svg:height="25cm" svg:x="0.4cm" svg:y="0.4cm">
          <text:p text:style-name="P35"/>
          <text:p text:style-name="P35"/>
          <text:p text:style-name="P35"/>
          <text:p text:style-name="P35"/>
          <draw:enhanced-geometry svg:viewBox="0 0 21600 21600" draw:type="rectangle" draw:enhanced-path="M 0 0 L 21600 0 21600 21600 0 21600 0 0 Z N"/>
        </draw:custom-shape>
        <draw:line draw:style-name="gr35" draw:text-style-name="P37" draw:layer="layout" svg:x1="3.733cm" svg:y1="3.497cm" svg:x2="3.733cm" svg:y2="25.4cm">
          <text:p/>
        </draw:line>
        <draw:line draw:style-name="gr35" draw:text-style-name="P38" draw:layer="layout" svg:x1="8.922cm" svg:y1="3.6cm" svg:x2="8.922cm" svg:y2="25.4cm">
          <text:p/>
        </draw:line>
        <draw:line draw:style-name="gr35" draw:text-style-name="P39" draw:layer="layout" svg:x1="14.173cm" svg:y1="3.497cm" svg:x2="14.173cm" svg:y2="25.4cm">
          <text:p/>
        </draw:line>
        <draw:line draw:style-name="gr35" draw:text-style-name="P39" draw:layer="layout" svg:x1="19.388cm" svg:y1="3.497cm" svg:x2="19.388cm" svg:y2="25.4cm">
          <text:p/>
        </draw:line>
        <draw:line draw:style-name="gr35" draw:text-style-name="P38" draw:layer="layout" svg:x1="24.6cm" svg:y1="3.6cm" svg:x2="24.6cm" svg:y2="25.4cm">
          <text:p/>
        </draw:line>
        <draw:custom-shape draw:style-name="gr36" draw:text-style-name="P41" draw:layer="layout" svg:width="4.301cm" svg:height="2cm" svg:x="1.6cm" svg:y="1.6cm">
          <text:p text:style-name="P40"><text:span text:style-name="T17">Work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12.002cm" svg:y="1.6cm">
          <text:p text:style-name="P40"><text:span text:style-name="T17">Local rep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4.3cm" svg:height="2cm" svg:x="6.799cm" svg:y="1.6cm">
          <text:p text:style-name="P40"><text:span text:style-name="T17">Index / </text:span></text:p>
          <text:p text:style-name="P40"><text:span text:style-name="T17">staging area</text:span></text:p>
          <draw:enhanced-geometry svg:viewBox="0 0 21600 21600" draw:type="rectangle" draw:enhanced-path="M 0 0 L 21600 0 21600 21600 0 21600 0 0 Z N"/>
        </draw:custom-shape>
        <draw:custom-shape draw:style-name="gr36" draw:text-style-name="P41" draw:layer="layout" svg:width="4.301cm" svg:height="2cm" svg:x="22.399cm" svg:y="1.6cm">
          <text:p text:style-name="P40"><text:span text:style-name="T17">Another</text:span><text:span text:style-name="T17"><text:line-break/></text:span><text:span text:style-name="T17">remote repo</text:span></text:p>
          <draw:enhanced-geometry svg:viewBox="0 0 21600 21600" draw:type="rectangle" draw:enhanced-path="M 0 0 L 21600 0 21600 21600 0 21600 0 0 Z N"/>
        </draw:custom-shape>
        <draw:frame draw:style-name="gr38" draw:text-style-name="P43" draw:layer="layout" svg:width="4cm" svg:height="1.038cm" svg:x="0.1cm" svg:y="5.1cm">
          <draw:text-box>
            <text:p text:style-name="P42"><text:span text:style-name="T18">Initialize</text:span></text:p>
          </draw:text-box>
        </draw:frame>
        <draw:frame draw:style-name="gr41" draw:text-style-name="P50" draw:layer="layout" svg:width="4cm" svg:height="1.825cm" svg:x="0.1cm" svg:y="7.6cm">
          <draw:text-box>
            <text:p text:style-name="P49"><text:span text:style-name="T21">Change</text:span></text:p>
          </draw:text-box>
        </draw:frame>
        <draw:frame draw:style-name="gr38" draw:text-style-name="P58" draw:layer="layout" svg:width="4cm" svg:height="1.038cm" svg:x="0.1cm" svg:y="16.1cm">
          <draw:text-box>
            <text:p text:style-name="P57"><text:span text:style-name="T24">Update</text:span></text:p>
          </draw:text-box>
        </draw:frame>
        <draw:frame draw:style-name="gr38" draw:text-style-name="P69" draw:layer="layout" svg:width="4cm" svg:height="1.038cm" svg:x="0.1cm" svg:y="19.7cm">
          <draw:text-box>
            <text:p text:style-name="P68"><text:span text:style-name="T27">Undo</text:span></text:p>
          </draw:text-box>
        </draw:frame>
        <draw:frame draw:style-name="gr38" draw:text-style-name="P54" draw:layer="layout" svg:width="4cm" svg:height="1.038cm" svg:x="0.1cm" svg:y="10.996cm">
          <draw:text-box>
            <text:p text:style-name="P53"><text:span text:style-name="T23">Inspect</text:span></text:p>
          </draw:text-box>
        </draw:frame>
        <draw:custom-shape draw:style-name="gr37" draw:text-style-name="P41" draw:layer="layout" svg:width="4.3cm" svg:height="2cm" svg:x="17.201cm" svg:y="1.6cm">
          <text:p text:style-name="P40"><text:span text:style-name="T17">Your </text:span></text:p>
          <text:p text:style-name="P40"><text:span text:style-name="T17">remote repo</text:span></text:p>
          <draw:enhanced-geometry svg:viewBox="0 0 21600 21600" draw:type="rectangle" draw:enhanced-path="M 0 0 L 21600 0 21600 21600 0 21600 0 0 Z N"/>
        </draw:custom-shape>
        <draw:custom-shape draw:style-name="gr42" draw:text-style-name="P52" draw:layer="layout" svg:width="5.215cm" svg:height="1.294cm" svg:x="8.958cm" svg:y="7.183cm">
          <text:p text:style-name="P51"><text:span text:style-name="T22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52" draw:layer="layout" svg:width="5.214cm" svg:height="1.294cm" svg:x="14.174cm" svg:y="7.706cm">
          <text:p text:style-name="P51"><text:span text:style-name="T22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45" draw:layer="layout" svg:width="4.655cm" svg:height="0.963cm" svg:x="6.545cm" svg:y="0.6cm">
          <draw:text-box>
            <text:p text:style-name="P44"><text:span text:style-name="T19">Your machine</text:span></text:p>
          </draw:text-box>
        </draw:frame>
        <draw:frame draw:style-name="gr39" draw:text-style-name="P45" draw:layer="layout" svg:width="4.498cm" svg:height="0.963cm" svg:x="19.502cm" svg:y="0.6cm">
          <draw:text-box>
            <text:p text:style-name="P44"><text:span text:style-name="T19">(e.g., GitHub)</text:span></text:p>
          </draw:text-box>
        </draw:frame>
        <draw:custom-shape draw:style-name="gr48" draw:text-style-name="P61" draw:layer="layout" svg:width="5.214cm" svg:height="1.294cm" svg:x="19.389cm" svg:y="8.27cm">
          <text:p text:style-name="P60"><text:span text:style-name="T25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63" draw:layer="layout" svg:width="5.215cm" svg:height="1.236cm" svg:x="19.388cm" svg:y="5.87cm">
          <text:p text:style-name="P62"><text:span text:style-name="T25">for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47" draw:layer="layout" svg:width="15.645cm" svg:height="1.531cm" svg:x="3.743cm" svg:y="3.8cm">
          <text:p text:style-name="P46"><text:span text:style-name="T20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64" draw:layer="layout" svg:width="4.382cm" svg:height="1.236cm" svg:x="20.217cm" svg:y="3.946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66" draw:layer="layout" svg:width="1.711cm" svg:height="0.916cm" svg:x="19.234cm" svg:y="4.19cm">
          <draw:text-box>
            <text:p text:style-name="P65"><text:span text:style-name="T26">OR</text:span></text:p>
          </draw:text-box>
        </draw:frame>
        <draw:custom-shape draw:style-name="gr43" draw:text-style-name="P52" draw:layer="layout" svg:width="5.215cm" svg:height="1.293cm" svg:x="3.743cm" svg:y="6.601cm">
          <text:p text:style-name="P51"><text:span text:style-name="T22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47" draw:layer="layout" svg:width="10.43cm" svg:height="1.531cm" svg:x="3.764cm" svg:y="5.036cm">
          <text:p text:style-name="P46"><text:span text:style-name="T20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70" draw:layer="layout" svg:width="10.43cm" svg:height="1.531cm" svg:x="3.743cm" svg:y="20.684cm">
          <text:p text:style-name="P46"><text:span text:style-name="T20">rese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70" draw:layer="layout" svg:width="5.215cm" svg:height="1.53cm" svg:x="3.743cm" svg:y="18.845cm">
          <text:p text:style-name="P46"><text:span text:style-name="T20">reset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59" draw:layer="layout" svg:width="10.43cm" svg:height="1.53cm" svg:x="3.743cm" svg:y="14.943cm">
          <text:p text:style-name="P46"><text:span text:style-name="T20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59" draw:layer="layout" svg:width="5.215cm" svg:height="1.531cm" svg:x="14.173cm" svg:y="14.283cm">
          <text:p text:style-name="P46"><text:span text:style-name="T20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67" draw:layer="layout" svg:width="4.382cm" svg:height="1.236cm" svg:x="20.217cm" svg:y="14.433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66" draw:layer="layout" svg:width="1.711cm" svg:height="0.916cm" svg:x="19.234cm" svg:y="14.677cm">
          <draw:text-box>
            <text:p text:style-name="P65"><text:span text:style-name="T26">OR</text:span></text:p>
          </draw:text-box>
        </draw:frame>
        <draw:custom-shape draw:style-name="gr52" draw:text-style-name="P59" draw:layer="layout" svg:width="15.645cm" svg:height="1.532cm" svg:x="3.743cm" svg:y="16.819cm">
          <text:p text:style-name="P46"><text:span text:style-name="T20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67" draw:layer="layout" svg:width="4.382cm" svg:height="1.236cm" svg:x="20.217cm" svg:y="16.9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66" draw:layer="layout" svg:width="1.711cm" svg:height="0.917cm" svg:x="19.234cm" svg:y="17.223cm">
          <draw:text-box>
            <text:p text:style-name="P65"><text:span text:style-name="T26">OR</text:span></text:p>
          </draw:text-box>
        </draw:frame>
        <draw:custom-shape draw:style-name="gr44" draw:text-style-name="P55" draw:layer="layout" svg:width="10.429cm" svg:height="1.531cm" svg:x="3.745cm" svg:y="12.48cm">
          <text:p text:style-name="P46"><text:span text:style-name="T20">diff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55" draw:layer="layout" svg:width="5.214cm" svg:height="1.531cm" svg:x="3.745cm" svg:y="10.678cm">
          <text:p text:style-name="P46"><text:span text:style-name="T20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55" draw:layer="layout" svg:width="1.879cm" svg:height="1.236cm" svg:x="13.233cm" svg:y="10.2cm">
          <text:p text:style-name="P46"><text:span text:style-name="T20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72" draw:layer="layout" svg:width="4cm" svg:height="1.038cm" svg:x="0.1cm" svg:y="23.6cm">
          <draw:text-box>
            <text:p text:style-name="P71"><text:span text:style-name="T28">Branch</text:span></text:p>
          </draw:text-box>
        </draw:frame>
        <draw:custom-shape draw:style-name="gr61" draw:text-style-name="P73" draw:layer="layout" svg:width="10.43cm" svg:height="1.531cm" svg:x="3.733cm" svg:y="23.471cm">
          <text:p text:style-name="P46"><text:span text:style-name="T20">checkout / merge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55" draw:layer="layout" svg:width="5.201cm" svg:height="1.236cm" svg:x="3.721cm" svg:y="9.1cm">
          <text:p text:style-name="P46"><text:span text:style-name="T20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662cm" svg:height="7.047cm" svg:x="1.816cm" svg:y="2.397cm"/>
      <draw:page-thumbnail draw:layer="backgroundobjects" svg:width="7.662cm" svg:height="7.047cm" svg:x="1.816cm" svg:y="10.445cm"/>
      <draw:page-thumbnail draw:layer="backgroundobjects" svg:width="7.662cm" svg:height="7.047cm" svg:x="1.816cm" svg:y="18.493cm"/>
      <draw:page-thumbnail draw:layer="backgroundobjects" svg:width="7.662cm" svg:height="7.047cm" svg:x="12.111cm" svg:y="2.397cm"/>
      <draw:page-thumbnail draw:layer="backgroundobjects" svg:width="7.662cm" svg:height="7.047cm" svg:x="12.111cm" svg:y="10.445cm"/>
      <draw:page-thumbnail draw:layer="backgroundobjects" svg:width="7.662cm" svg:height="7.047cm" svg:x="12.111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9T15:19:28.620592922</meta:creation-date>
    <dc:date>2021-01-18T00:45:09.208183874</dc:date>
    <meta:editing-duration>PT3H15M7S</meta:editing-duration>
    <meta:editing-cycles>21</meta:editing-cycles>
    <meta:generator>LibreOffice/6.0.7.3$Linux_X86_64 LibreOffice_project/00m0$Build-3</meta:generator>
    <meta:document-statistic meta:object-count="396"/>
  </office:meta>
</office:document-meta>
</file>